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0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8">
      <style:paragraph-properties fo:line-height="100%" fo:text-align="center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draw:fill="none" draw:stroke="none"/>
    </style:style>
    <style:style style:family="drawing-page" style:name="a1057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3">
      <style:graphic-properties draw:fill="none" draw:stroke="none"/>
    </style:style>
    <style:style style:family="presentation" style:name="a1124">
      <style:graphic-properties draw:fill="none" draw:stroke="none"/>
    </style:style>
    <style:style style:family="presentation" style:name="a1125">
      <style:graphic-properties draw:fill="none" draw:stroke="none"/>
    </style:style>
    <style:style style:family="presentation" style:name="a1126">
      <style:graphic-properties draw:fill="none" draw:stroke="none"/>
    </style:style>
    <style:style style:family="drawing-page" style:name="a1127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1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draw:fill="none" draw:stroke="none"/>
    </style:style>
    <style:style style:family="drawing-page" style:name="a1069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1">
      <style:graphic-properties draw:fill="none" draw:stroke="none"/>
    </style:style>
    <style:style style:family="presentation" style:name="a1132">
      <style:graphic-properties draw:fill="none" draw:stroke="none"/>
    </style:style>
    <style:style style:family="presentation" style:name="a1133">
      <style:graphic-properties draw:fill="none" draw:stroke="none"/>
    </style:style>
    <style:style style:family="drawing-page" style:name="a1134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8">
      <style:graphic-properties draw:fill="none" draw:stroke="none"/>
    </style:style>
    <style:style style:family="presentation" style:name="a1139">
      <style:graphic-properties draw:fill="none" draw:stroke="non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2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draw:fill="none" draw:stroke="non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4">
      <style:graphic-properties draw:fill="none" draw:stroke="non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5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7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9">
      <style:graphic-properties draw:fill="none" draw:stroke="non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7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7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0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1">
      <style:graphic-properties draw:fill="none" draw:stroke="none"/>
    </style:style>
    <style:style style:family="presentation" style:name="a1104">
      <style:graphic-properties draw:fill="none" draw:stroke="none"/>
    </style:style>
    <style:style style:family="presentation" style:name="a1152">
      <style:graphic-properties draw:fill="none" draw:stroke="none"/>
    </style:style>
    <style:style style:family="presentation" style:name="a1105">
      <style:graphic-properties draw:fill="none" draw:stroke="non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6">
      <style:graphic-properties draw:fill="none" draw:stroke="none"/>
    </style:style>
    <style:style style:family="paragraph" style:name="a115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7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0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4">
      <style:graphic-properties draw:fill="none" draw:stroke="none"/>
    </style:style>
    <style:style style:family="paragraph" style:name="a109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5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draw:fill="none" draw:stroke="none"/>
    </style:style>
    <style:style style:family="presentation" style:name="a1099">
      <style:graphic-properties draw:fill="none" draw:stroke="non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1">
      <style:graphic-properties draw:fill="none" draw:stroke="non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0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9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1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1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1875in"/>
      </text:list-level-style-number>
      <text:list-level-style-number text:level="7" style:num-format="">
        <style:list-level-properties text:space-before="2.6875in"/>
      </text:list-level-style-number>
      <text:list-level-style-number text:level="8" style:num-format="">
        <style:list-level-properties text:space-before="3.1875in"/>
      </text:list-level-style-number>
      <text:list-level-style-number text:level="9" style:num-format="">
        <style:list-level-properties text:space-before="3.6875in"/>
      </text:list-level-style-number>
    </text:list-style>
    <text:list-style style:name="a108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11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1001" draw:master-page-name="Master1-Layout1-title-Title-Slide" presentation:presentation-page-layout-name="Master1-PPL1" draw:id="Slide-256">
        <draw:frame draw:id="id146" presentation:style-name="a1004" draw:name="Title 1" svg:x="0.75in" svg:y="2.32986in" svg:width="8.5in" svg:height="1.60764in" presentation:class="title" presentation:placeholder="false">
          <draw:text-box>
            <text:p text:style-name="a1003" text:class-names="" text:cond-style-name=""><text:span text:style-name="a1002" text:class-names="">ppLayoutTitle</text:span></text:p>
          </draw:text-box>
          <svg:title/>
          <svg:desc/>
        </draw:frame>
        <draw:frame draw:id="id147" presentation:style-name="a1010" draw:name="Subtitle 2" svg:x="1.5in" svg:y="4.25in" svg:width="7in" svg:height="1.91667in" presentation:class="subtitle" presentation:placeholder="false">
          <draw:text-box>
            <text:p text:style-name="a1006" text:class-names="" text:cond-style-name=""><text:span text:style-name="a1005" text:class-names="">Text(2)</text:span></text:p>
            <text:list text:style-name="a1009">
              <text:list-item>
                <text:list text:style-name="a1009">
                  <text:list-item>
                    <text:p text:style-name="a1008" text:class-names="" text:cond-style-name=""><text:span text:style-name="a1007" text:class-names="">For ppLayoutTitl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" draw:style-name="a1011" draw:master-page-name="Master1-Layout12-tx-Title-and-Text" presentation:presentation-page-layout-name="Master1-PPL12" draw:id="Slide-257">
        <draw:frame draw:id="id148" presentation:style-name="a1014" draw:name="Title 1" svg:x="0.5in" svg:y="0.30035in" svg:width="9in" svg:height="1.25in" presentation:class="title" presentation:placeholder="false">
          <draw:text-box>
            <text:p text:style-name="a1013" text:class-names="" text:cond-style-name=""><text:span text:style-name="a1012" text:class-names="">ppLayoutText</text:span></text:p>
          </draw:text-box>
          <svg:title/>
          <svg:desc/>
        </draw:frame>
        <draw:frame draw:id="id149" presentation:style-name="a1021" draw:name="Text Placeholder 2" svg:x="0.5in" svg:y="1.75in" svg:width="9in" svg:height="4.94965in" presentation:class="outline" presentation:placeholder="false">
          <draw:text-box>
            <text:list text:style-name="a1017">
              <text:list-item>
                <text:p text:style-name="a1016" text:class-names="" text:cond-style-name=""><text:span text:style-name="a1015" text:class-names="">Text(2)</text:span></text:p>
              </text:list-item>
            </text:list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For ppLayoutText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1022" draw:master-page-name="Master1-Layout13-twoColTx-Title-and-2-Column-Text" presentation:presentation-page-layout-name="Master1-PPL13" draw:id="Slide-258">
        <draw:frame draw:id="id150" presentation:style-name="a1025" draw:name="Title 1" svg:x="0.5in" svg:y="0.30035in" svg:width="9in" svg:height="1.25in" presentation:class="title" presentation:placeholder="false">
          <draw:text-box>
            <text:p text:style-name="a1024" text:class-names="" text:cond-style-name=""><text:span text:style-name="a1023" text:class-names="">ppLayoutTwoColumnText</text:span></text:p>
          </draw:text-box>
          <svg:title/>
          <svg:desc/>
        </draw:frame>
        <draw:frame draw:id="id151" presentation:style-name="a1032" draw:name="Text Placeholder 2" svg:x="0.5in" svg:y="1.75in" svg:width="4.41667in" svg:height="4.94965in" presentation:class="outline" presentation:placeholder="false">
          <draw:text-box>
            <text:list text:style-name="a1028">
              <text:list-item>
                <text:p text:style-name="a1027" text:class-names="" text:cond-style-name=""><text:span text:style-name="a1026" text:class-names="">Text(2)</text:span></text:p>
              </text:list-item>
            </text:list>
            <text:list text:style-name="a1031">
              <text:list-item>
                <text:list text:style-name="a1031">
                  <text:list-item>
                    <text:p text:style-name="a1030" text:class-names="" text:cond-style-name=""><text:span text:style-name="a1029" text:class-names="">For ppLayoutTwoColumnText</text:span></text:p>
                  </text:list-item>
                </text:list>
              </text:list-item>
            </text:list>
          </draw:text-box>
          <svg:title/>
          <svg:desc/>
        </draw:frame>
        <draw:frame draw:id="id152" presentation:style-name="a1039" draw:name="Text Placeholder 3" svg:x="5.08333in" svg:y="1.75in" svg:width="4.41667in" svg:height="4.94965in" presentation:class="outline" presentation:placeholder="false">
          <draw:text-box>
            <text:list text:style-name="a1035">
              <text:list-item>
                <text:p text:style-name="a1034" text:class-names="" text:cond-style-name=""><text:span text:style-name="a1033" text:class-names="">Text(3)</text:span></text:p>
              </text:list-item>
            </text:list>
            <text:list text:style-name="a1038">
              <text:list-item>
                <text:list text:style-name="a1038">
                  <text:list-item>
                    <text:p text:style-name="a1037" text:class-names="" text:cond-style-name=""><text:span text:style-name="a1036" text:class-names="">For ppLayoutTwoColumnText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1040" draw:master-page-name="Master1-Layout2-obj-Title-and-Content" presentation:presentation-page-layout-name="Master1-PPL2" draw:id="Slide-259">
        <draw:frame draw:id="id153" presentation:style-name="a1043" draw:name="Title 1" svg:x="0.5in" svg:y="0.30035in" svg:width="9in" svg:height="1.25in" presentation:class="title" presentation:placeholder="false">
          <draw:text-box>
            <text:p text:style-name="a1042" text:class-names="" text:cond-style-name=""><text:span text:style-name="a1041" text:class-names="">ppLayoutObject</text:span></text:p>
          </draw:text-box>
          <svg:title/>
          <svg:desc/>
        </draw:frame>
        <draw:frame draw:id="id154" presentation:style-name="a1044" draw:name="Content Placeholder 3" svg:x="2.91667in" svg:y="2.66233in" svg:width="4.16667in" svg:height="3.125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5" draw:style-name="a1045" draw:master-page-name="Master1-Layout14-txOverObj-Title-and-Text-over-Content" presentation:presentation-page-layout-name="Master1-PPL14" draw:id="Slide-260">
        <draw:frame draw:id="id155" presentation:style-name="a1048" draw:name="Title 1" svg:x="0.5in" svg:y="0.30035in" svg:width="9in" svg:height="1.25in" presentation:class="title" presentation:placeholder="false">
          <draw:text-box>
            <text:p text:style-name="a1047" text:class-names="" text:cond-style-name=""><text:span text:style-name="a1046" text:class-names="">ppLayoutTextOverObject</text:span></text:p>
          </draw:text-box>
          <svg:title/>
          <svg:desc/>
        </draw:frame>
        <draw:frame draw:id="id156" presentation:style-name="a1055" draw:name="Text Placeholder 2" svg:x="0.5in" svg:y="1.75in" svg:width="9in" svg:height="2.39063in" presentation:class="outline" presentation:placeholder="false">
          <draw:text-box>
            <text:list text:style-name="a1051">
              <text:list-item>
                <text:p text:style-name="a1050" text:class-names="" text:cond-style-name=""><text:span text:style-name="a1049" text:class-names="">Text(2)</text:span></text:p>
              </text:list-item>
            </text:list>
            <text:list text:style-name="a1054">
              <text:list-item>
                <text:list text:style-name="a1054">
                  <text:list-item>
                    <text:p text:style-name="a1053" text:class-names="" text:cond-style-name=""><text:span text:style-name="a1052" text:class-names="">For ppLayoutTextOverObject</text:span></text:p>
                  </text:list-item>
                </text:list>
              </text:list-item>
            </text:list>
          </draw:text-box>
          <svg:title/>
          <svg:desc/>
        </draw:frame>
        <draw:frame draw:id="id157" presentation:style-name="a1056" draw:name="Content Placeholder 4" svg:x="3.40509in" svg:y="4.30729in" svg:width="3.18981in" svg:height="2.39236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6" draw:style-name="a1057" draw:master-page-name="Master1-Layout15-txAndObj-Title,-Text,-and-Content" presentation:presentation-page-layout-name="Master1-PPL15" draw:id="Slide-261">
        <draw:frame draw:id="id158" presentation:style-name="a1060" draw:name="Title 1" svg:x="0.5in" svg:y="0.30035in" svg:width="9in" svg:height="1.25in" presentation:class="title" presentation:placeholder="false">
          <draw:text-box>
            <text:p text:style-name="a1059" text:class-names="" text:cond-style-name=""><text:span text:style-name="a1058" text:class-names="">ppLayoutTextAndObject</text:span></text:p>
          </draw:text-box>
          <svg:title/>
          <svg:desc/>
        </draw:frame>
        <draw:frame draw:id="id159" presentation:style-name="a1067" draw:name="Text Placeholder 2" svg:x="0.5in" svg:y="1.75in" svg:width="4.41667in" svg:height="4.94965in" presentation:class="outline" presentation:placeholder="false">
          <draw:text-box>
            <text:list text:style-name="a1063">
              <text:list-item>
                <text:p text:style-name="a1062" text:class-names="" text:cond-style-name=""><text:span text:style-name="a1061" text:class-names="">Text(2)</text:span></text:p>
              </text:list-item>
            </text:list>
            <text:list text:style-name="a1066">
              <text:list-item>
                <text:list text:style-name="a1066">
                  <text:list-item>
                    <text:p text:style-name="a1065" text:class-names="" text:cond-style-name=""><text:span text:style-name="a1064" text:class-names="">For ppLayoutTextAndObject</text:span></text:p>
                  </text:list-item>
                </text:list>
              </text:list-item>
            </text:list>
          </draw:text-box>
          <svg:title/>
          <svg:desc/>
        </draw:frame>
        <draw:frame draw:id="id160" presentation:style-name="a1068" draw:name="Content Placeholder 4" svg:x="5.20833in" svg:y="2.66233in" svg:width="4.16667in" svg:height="3.125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7" draw:style-name="a1069" draw:master-page-name="Master1-Layout4-twoObj-Two-Content" presentation:presentation-page-layout-name="Master1-PPL4" draw:id="Slide-262">
        <draw:frame draw:id="id161" presentation:style-name="a1072" draw:name="Title 1" svg:x="0.5in" svg:y="0.30035in" svg:width="9in" svg:height="1.25in" presentation:class="title" presentation:placeholder="false">
          <draw:text-box>
            <text:p text:style-name="a1071" text:class-names="" text:cond-style-name=""><text:span text:style-name="a1070" text:class-names="">ppLayoutTwoObjects</text:span></text:p>
          </draw:text-box>
          <svg:title/>
          <svg:desc/>
        </draw:frame>
        <draw:frame draw:id="id162" presentation:style-name="a1073" draw:name="Content Placeholder 4" svg:x="0.625in" svg:y="2.66233in" svg:width="4.16667in" svg:height="3.125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63" presentation:style-name="a1074" draw:name="Content Placeholder 5" svg:x="5.20833in" svg:y="2.66233in" svg:width="4.16667in" svg:height="3.125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8" draw:style-name="a1075" draw:master-page-name="Master1-Layout16-objAndTx-Title,-Content-and-Text" presentation:presentation-page-layout-name="Master1-PPL16" draw:id="Slide-263">
        <draw:frame draw:id="id164" presentation:style-name="a1078" draw:name="Title 1" svg:x="0.5in" svg:y="0.30035in" svg:width="9in" svg:height="1.25in" presentation:class="title" presentation:placeholder="false">
          <draw:text-box>
            <text:p text:style-name="a1077" text:class-names="" text:cond-style-name=""><text:span text:style-name="a1076" text:class-names="">ppLayoutObjectAndText</text:span></text:p>
          </draw:text-box>
          <svg:title/>
          <svg:desc/>
        </draw:frame>
        <draw:frame draw:id="id165" presentation:style-name="a1079" draw:name="Content Placeholder 4" svg:x="0.625in" svg:y="2.66233in" svg:width="4.16667in" svg:height="3.125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66" presentation:style-name="a1086" draw:name="Text Placeholder 3" svg:x="5.08333in" svg:y="1.75in" svg:width="4.41667in" svg:height="4.94965in" presentation:class="outline" presentation:placeholder="false">
          <draw:text-box>
            <text:list text:style-name="a1082">
              <text:list-item>
                <text:p text:style-name="a1081" text:class-names="" text:cond-style-name=""><text:span text:style-name="a1080" text:class-names="">Text(3)</text:span></text:p>
              </text:list-item>
            </text:list>
            <text:list text:style-name="a1085">
              <text:list-item>
                <text:list text:style-name="a1085">
                  <text:list-item>
                    <text:p text:style-name="a1084" text:class-names="" text:cond-style-name=""><text:span text:style-name="a1083" text:class-names="">For ppLayoutObjectAndText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1087" draw:master-page-name="Master1-Layout17-txAndTwoObj-Title,-Text,-and-2-Content" presentation:presentation-page-layout-name="Master1-PPL17" draw:id="Slide-264">
        <draw:frame draw:id="id167" presentation:style-name="a1090" draw:name="Title 1" svg:x="0.5in" svg:y="0.30035in" svg:width="9in" svg:height="1.25in" presentation:class="title" presentation:placeholder="false">
          <draw:text-box>
            <text:p text:style-name="a1089" text:class-names="" text:cond-style-name=""><text:span text:style-name="a1088" text:class-names="">ppLayoutTextAndTwoObjects</text:span></text:p>
          </draw:text-box>
          <svg:title/>
          <svg:desc/>
        </draw:frame>
        <draw:frame draw:id="id168" presentation:style-name="a1097" draw:name="Text Placeholder 2" svg:x="0.5in" svg:y="1.75in" svg:width="4.41667in" svg:height="4.94965in" presentation:class="outline" presentation:placeholder="false">
          <draw:text-box>
            <text:list text:style-name="a1093">
              <text:list-item>
                <text:p text:style-name="a1092" text:class-names="" text:cond-style-name=""><text:span text:style-name="a1091" text:class-names="">Text(2)</text:span></text:p>
              </text:list-item>
            </text:list>
            <text:list text:style-name="a1096">
              <text:list-item>
                <text:list text:style-name="a1096">
                  <text:list-item>
                    <text:p text:style-name="a1095" text:class-names="" text:cond-style-name=""><text:span text:style-name="a1094" text:class-names="">For ppLayoutTextAndTwoObjects</text:span></text:p>
                  </text:list-item>
                </text:list>
              </text:list-item>
            </text:list>
          </draw:text-box>
          <svg:title/>
          <svg:desc/>
        </draw:frame>
        <draw:frame draw:id="id169" presentation:style-name="a1098" draw:name="Content Placeholder 5" svg:x="5.69792in" svg:y="1.75in" svg:width="3.1875in" svg:height="2.39063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70" presentation:style-name="a1099" draw:name="Content Placeholder 6" svg:x="5.69676in" svg:y="4.30729in" svg:width="3.18981in" svg:height="2.39236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10" draw:style-name="a1100" draw:master-page-name="Master1-Layout18-objAndTwoObj-Title,-Content,-and-2-Content" presentation:presentation-page-layout-name="Master1-PPL18" draw:id="Slide-265">
        <draw:frame draw:id="id171" presentation:style-name="a1103" draw:name="Title 1" svg:x="0.5in" svg:y="0.30035in" svg:width="9in" svg:height="1.25in" presentation:class="title" presentation:placeholder="false">
          <draw:text-box>
            <text:p text:style-name="a1102" text:class-names="" text:cond-style-name=""><text:span text:style-name="a1101" text:class-names="">ppLayoutObjectAndTwoObjects</text:span></text:p>
          </draw:text-box>
          <svg:title/>
          <svg:desc/>
        </draw:frame>
        <draw:frame draw:id="id172" presentation:style-name="a1104" draw:name="Content Placeholder 5" svg:x="0.625in" svg:y="2.66233in" svg:width="4.16667in" svg:height="3.125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173" presentation:style-name="a1105" draw:name="Content Placeholder 6" svg:x="5.69792in" svg:y="1.75in" svg:width="3.1875in" svg:height="2.39063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74" presentation:style-name="a1106" draw:name="Content Placeholder 7" svg:x="5.69676in" svg:y="4.30729in" svg:width="3.18981in" svg:height="2.39236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11" draw:style-name="a1107" draw:master-page-name="Master1-Layout19-objOverTx-Title-and-Content-over-Text" presentation:presentation-page-layout-name="Master1-PPL19" draw:id="Slide-266">
        <draw:frame draw:id="id175" presentation:style-name="a1110" draw:name="Title 1" svg:x="0.5in" svg:y="0.30035in" svg:width="9in" svg:height="1.25in" presentation:class="title" presentation:placeholder="false">
          <draw:text-box>
            <text:p text:style-name="a1109" text:class-names="" text:cond-style-name=""><text:span text:style-name="a1108" text:class-names="">ppLayoutObjectOverText</text:span></text:p>
          </draw:text-box>
          <svg:title/>
          <svg:desc/>
        </draw:frame>
        <draw:frame draw:id="id176" presentation:style-name="a1111" draw:name="Content Placeholder 4" svg:x="3.40625in" svg:y="1.75in" svg:width="3.1875in" svg:height="2.39063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177" presentation:style-name="a1118" draw:name="Text Placeholder 3" svg:x="0.5in" svg:y="4.30729in" svg:width="9in" svg:height="2.39236in" presentation:class="outline" presentation:placeholder="false">
          <draw:text-box>
            <text:list text:style-name="a1114">
              <text:list-item>
                <text:p text:style-name="a1113" text:class-names="" text:cond-style-name=""><text:span text:style-name="a1112" text:class-names="">Text(3)</text:span></text:p>
              </text:list-item>
            </text:list>
            <text:list text:style-name="a1117">
              <text:list-item>
                <text:list text:style-name="a1117">
                  <text:list-item>
                    <text:p text:style-name="a1116" text:class-names="" text:cond-style-name=""><text:span text:style-name="a1115" text:class-names="">For ppLayoutObjectOverText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1119" draw:master-page-name="Master1-Layout20-fourObj-Title-and-4-Content" presentation:presentation-page-layout-name="Master1-PPL20" draw:id="Slide-267">
        <draw:frame draw:id="id178" presentation:style-name="a1122" draw:name="Title 1" svg:x="0.5in" svg:y="0.30035in" svg:width="9in" svg:height="1.25in" presentation:class="title" presentation:placeholder="false">
          <draw:text-box>
            <text:p text:style-name="a1121" text:class-names="" text:cond-style-name=""><text:span text:style-name="a1120" text:class-names="">ppLayoutFourObjects</text:span></text:p>
          </draw:text-box>
          <svg:title/>
          <svg:desc/>
        </draw:frame>
        <draw:frame draw:id="id179" presentation:style-name="a1123" draw:name="Content Placeholder 6" svg:x="1.11458in" svg:y="1.75in" svg:width="3.1875in" svg:height="2.39063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frame draw:id="id180" presentation:style-name="a1124" draw:name="Content Placeholder 7" svg:x="5.69792in" svg:y="1.75in" svg:width="3.1875in" svg:height="2.39063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181" presentation:style-name="a1125" draw:name="Content Placeholder 8" svg:x="1.11343in" svg:y="4.30729in" svg:width="3.18981in" svg:height="2.39236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frame draw:id="id182" presentation:style-name="a1126" draw:name="Content Placeholder 9" svg:x="5.69676in" svg:y="4.30729in" svg:width="3.18981in" svg:height="2.39236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</draw:page>
      <draw:page draw:name="Slide13" draw:style-name="a1127" draw:master-page-name="Master1-Layout21-twoObjAndObj-Title,-2-Content-and-Content" presentation:presentation-page-layout-name="Master1-PPL21" draw:id="Slide-268">
        <draw:frame draw:id="id183" presentation:style-name="a1130" draw:name="Title 1" svg:x="0.5in" svg:y="0.30035in" svg:width="9in" svg:height="1.25in" presentation:class="title" presentation:placeholder="false">
          <draw:text-box>
            <text:p text:style-name="a1129" text:class-names="" text:cond-style-name=""><text:span text:style-name="a1128" text:class-names="">ppLayoutTwoObjectsAndObject</text:span></text:p>
          </draw:text-box>
          <svg:title/>
          <svg:desc/>
        </draw:frame>
        <draw:frame draw:id="id184" presentation:style-name="a1131" draw:name="Content Placeholder 5" svg:x="1.11458in" svg:y="1.75in" svg:width="3.1875in" svg:height="2.39063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draw:frame draw:id="id185" presentation:style-name="a1132" draw:name="Content Placeholder 6" svg:x="1.11343in" svg:y="4.30729in" svg:width="3.18981in" svg:height="2.39236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  <draw:frame draw:id="id186" presentation:style-name="a1133" draw:name="Content Placeholder 7" svg:x="5.20833in" svg:y="2.66233in" svg:width="4.16667in" svg:height="3.125in" style:rel-width="scale" style:rel-height="scale" presentation:class="graphic" presentation:placeholder="false">
          <draw:image xlink:href="media/image19.png" xlink:type="simple" xlink:show="embed" xlink:actuate="onLoad"/>
          <svg:title/>
          <svg:desc/>
        </draw:frame>
      </draw:page>
      <draw:page draw:name="Slide14" draw:style-name="a1134" draw:master-page-name="Master1-Layout22-twoObjAndTx-Title,-2-Content-and-Text" presentation:presentation-page-layout-name="Master1-PPL22" draw:id="Slide-269">
        <draw:frame draw:id="id187" presentation:style-name="a1137" draw:name="Title 1" svg:x="0.5in" svg:y="0.30035in" svg:width="9in" svg:height="1.25in" presentation:class="title" presentation:placeholder="false">
          <draw:text-box>
            <text:p text:style-name="a1136" text:class-names="" text:cond-style-name=""><text:span text:style-name="a1135" text:class-names="">ppLayoutTwoObjectsAndText</text:span></text:p>
          </draw:text-box>
          <svg:title/>
          <svg:desc/>
        </draw:frame>
        <draw:frame draw:id="id188" presentation:style-name="a1138" draw:name="Content Placeholder 5" svg:x="1.11458in" svg:y="1.75in" svg:width="3.1875in" svg:height="2.39063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  <draw:frame draw:id="id189" presentation:style-name="a1139" draw:name="Content Placeholder 6" svg:x="1.11343in" svg:y="4.30729in" svg:width="3.18981in" svg:height="2.39236in" style:rel-width="scale" style:rel-height="scale" presentation:class="graphic" presentation:placeholder="false">
          <draw:image xlink:href="media/image21.png" xlink:type="simple" xlink:show="embed" xlink:actuate="onLoad"/>
          <svg:title/>
          <svg:desc/>
        </draw:frame>
        <draw:frame draw:id="id190" presentation:style-name="a1146" draw:name="Text Placeholder 4" svg:x="5.08333in" svg:y="1.75in" svg:width="4.41667in" svg:height="4.94965in" presentation:class="outline" presentation:placeholder="false">
          <draw:text-box>
            <text:list text:style-name="a1142">
              <text:list-item>
                <text:p text:style-name="a1141" text:class-names="" text:cond-style-name=""><text:span text:style-name="a1140" text:class-names="">Text(4)</text:span></text:p>
              </text:list-item>
            </text:list>
            <text:list text:style-name="a1145">
              <text:list-item>
                <text:list text:style-name="a1145">
                  <text:list-item>
                    <text:p text:style-name="a1144" text:class-names="" text:cond-style-name=""><text:span text:style-name="a1143" text:class-names="">For ppLayoutTwoObjectsAndText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5" draw:style-name="a1147" draw:master-page-name="Master1-Layout23-twoObjOverTx-Title-and-2-Content-over-Text" presentation:presentation-page-layout-name="Master1-PPL23" draw:id="Slide-270">
        <draw:frame draw:id="id191" presentation:style-name="a1150" draw:name="Title 1" svg:x="0.5in" svg:y="0.30035in" svg:width="9in" svg:height="1.25in" presentation:class="title" presentation:placeholder="false">
          <draw:text-box>
            <text:p text:style-name="a1149" text:class-names="" text:cond-style-name=""><text:span text:style-name="a1148" text:class-names="">ppLayoutTwoObjectsOverText</text:span></text:p>
          </draw:text-box>
          <svg:title/>
          <svg:desc/>
        </draw:frame>
        <draw:frame draw:id="id192" presentation:style-name="a1151" draw:name="Content Placeholder 5" svg:x="1.11458in" svg:y="1.75in" svg:width="3.1875in" svg:height="2.39063in" style:rel-width="scale" style:rel-height="scale" presentation:class="graphic" presentation:placeholder="false">
          <draw:image xlink:href="media/image22.png" xlink:type="simple" xlink:show="embed" xlink:actuate="onLoad"/>
          <svg:title/>
          <svg:desc/>
        </draw:frame>
        <draw:frame draw:id="id193" presentation:style-name="a1152" draw:name="Content Placeholder 6" svg:x="5.69792in" svg:y="1.75in" svg:width="3.1875in" svg:height="2.39063in" style:rel-width="scale" style:rel-height="scale" presentation:class="graphic" presentation:placeholder="false">
          <draw:image xlink:href="media/image23.png" xlink:type="simple" xlink:show="embed" xlink:actuate="onLoad"/>
          <svg:title/>
          <svg:desc/>
        </draw:frame>
        <draw:frame draw:id="id194" presentation:style-name="a1159" draw:name="Text Placeholder 4" svg:x="0.5in" svg:y="4.30729in" svg:width="9in" svg:height="2.39236in" presentation:class="outline" presentation:placeholder="false">
          <draw:text-box>
            <text:list text:style-name="a1155">
              <text:list-item>
                <text:p text:style-name="a1154" text:class-names="" text:cond-style-name=""><text:span text:style-name="a1153" text:class-names="">Text(4)</text:span></text:p>
              </text:list-item>
            </text:list>
            <text:list text:style-name="a1158">
              <text:list-item>
                <text:list text:style-name="a1158">
                  <text:list-item>
                    <text:p text:style-name="a1157" text:class-names="" text:cond-style-name=""><text:span text:style-name="a1156" text:class-names="">For ppLayoutTwoObjectsOverText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1160" draw:master-page-name="Master1-Layout24-tbl-Title-and-Table" presentation:presentation-page-layout-name="Master1-PPL24" draw:id="Slide-271">
        <draw:frame draw:id="id195" presentation:style-name="a1163" draw:name="Title 1" svg:x="0.5in" svg:y="0.30035in" svg:width="9in" svg:height="1.25in" presentation:class="title" presentation:placeholder="false">
          <draw:text-box>
            <text:p text:style-name="a1162" text:class-names="" text:cond-style-name=""><text:span text:style-name="a1161" text:class-names="">ppLayoutTable</text:span></text:p>
          </draw:text-box>
          <svg:title/>
          <svg:desc/>
        </draw:frame>
        <draw:frame draw:id="id196" presentation:style-name="a1164" draw:name="Table Placeholder 2" svg:x="0.5in" svg:y="1.75in" svg:width="9in" svg:height="4.94965in" presentation:class="tab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2" style:display-name="Title and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3" style:display-name="Title and 2 Column Tex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4" style:display-name="Title and Text over Content">
      <presentation:placeholder presentation:object="title" svg:x="0.5in" svg:y="0.30035in" svg:width="9in" svg:height="1.25in"/>
      <presentation:placeholder presentation:object="outline" svg:x="0.5in" svg:y="1.75in" svg:width="9in" svg:height="2.39063in"/>
      <presentation:placeholder presentation:object="object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5" style:display-name="Title, Text, and Conten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6" style:display-name="Title, Content and Tex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7" style:display-name="Title, Text, and 2 Conten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bject" svg:x="5.08333in" svg:y="1.75in" svg:width="4.41667in" svg:height="2.39063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8" style:display-name="Title, Content, and 2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2.39063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9" style:display-name="Title and Content over Text">
      <presentation:placeholder presentation:object="title" svg:x="0.5in" svg:y="0.30035in" svg:width="9in" svg:height="1.25in"/>
      <presentation:placeholder presentation:object="object" svg:x="0.5in" svg:y="1.75in" svg:width="9in" svg:height="2.39063in"/>
      <presentation:placeholder presentation:object="outline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0" style:display-name="Title and 4 Conten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5.08333in" svg:y="1.75in" svg:width="4.41667in" svg:height="2.39063in"/>
      <presentation:placeholder presentation:object="object" svg:x="0.5in" svg:y="4.30729in" svg:width="4.41667in" svg:height="2.39236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1" style:display-name="Title, 2 Content and Conten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0.5in" svg:y="4.30729in" svg:width="4.41667in" svg:height="2.39236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2" style:display-name="Title, 2 Content and Tex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0.5in" svg:y="4.30729in" svg:width="4.41667in" svg:height="2.39236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3" style:display-name="Title and 2 Content over Tex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5.08333in" svg:y="1.75in" svg:width="4.41667in" svg:height="2.39063in"/>
      <presentation:placeholder presentation:object="outline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4" style:display-name="Title and Table">
      <presentation:placeholder presentation:object="title" svg:x="0.5in" svg:y="0.30035in" svg:width="9in" svg:height="1.25in"/>
      <presentation:placeholder presentation:object="tabl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3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7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1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9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3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3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7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9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9">
      <style:drawing-page-properties draw:fill="solid" draw:fill-color="#ccffc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3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in" svg:y="6.95139in" svg:width="2.3333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/30/2015</text:date></text:span></text:p>
        </draw:text-box>
        <svg:title/>
        <svg:desc/>
      </draw:frame>
      <draw:frame draw:id="id3" presentation:style-name="a26" draw:name="Footer Placeholder 4" svg:x="3.41667in" svg:y="6.95139in" svg:width="3.16667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16667in" svg:y="6.95139in" svg:width="2.3333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0.75in" svg:y="2.32986in" svg:width="8.5in" svg:height="1.60764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5in" svg:y="4.25in" svg:width="7in" svg:height="1.91667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5in" svg:y="6.95139in" svg:width="2.3333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0/30/2015</text:date></text:span></text:p>
        </draw:text-box>
        <svg:title/>
        <svg:desc/>
      </draw:frame>
      <draw:frame draw:id="id8" presentation:style-name="a43" draw:name="Footer Placeholder 4" svg:x="3.41667in" svg:y="6.95139in" svg:width="3.16667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7.16667in" svg:y="6.95139in" svg:width="2.3333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5in" svg:y="0.30035in" svg:width="9in" svg:height="1.2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5in" svg:y="1.75in" svg:width="9in" svg:height="4.94965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5in" svg:y="6.95139in" svg:width="2.3333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0/30/2015</text:date></text:span></text:p>
        </draw:text-box>
        <svg:title/>
        <svg:desc/>
      </draw:frame>
      <draw:frame draw:id="id13" presentation:style-name="a73" draw:name="Footer Placeholder 4" svg:x="3.41667in" svg:y="6.95139in" svg:width="3.16667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7.16667in" svg:y="6.95139in" svg:width="2.3333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78993in" svg:y="4.81944in" svg:width="8.5in" svg:height="1.48958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78993in" svg:y="3.17882in" svg:width="8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5in" svg:y="6.95139in" svg:width="2.3333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0/30/2015</text:date></text:span></text:p>
        </draw:text-box>
        <svg:title/>
        <svg:desc/>
      </draw:frame>
      <draw:frame draw:id="id18" presentation:style-name="a91" draw:name="Footer Placeholder 4" svg:x="3.41667in" svg:y="6.95139in" svg:width="3.16667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7.16667in" svg:y="6.95139in" svg:width="2.3333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5in" svg:y="0.30035in" svg:width="9in" svg:height="1.2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5in" svg:y="1.75in" svg:width="4.41667in" svg:height="4.9496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5.08333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5in" svg:y="6.95139in" svg:width="2.3333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0/30/2015</text:date></text:span></text:p>
        </draw:text-box>
        <svg:title/>
        <svg:desc/>
      </draw:frame>
      <draw:frame draw:id="id24" presentation:style-name="a137" draw:name="Footer Placeholder 5" svg:x="3.41667in" svg:y="6.95139in" svg:width="3.16667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7.16667in" svg:y="6.95139in" svg:width="2.3333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5in" svg:y="0.30035in" svg:width="9in" svg:height="1.2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5in" svg:y="1.67882in" svg:width="4.4184in" svg:height="0.69965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5in" svg:y="2.37847in" svg:width="4.4184in" svg:height="4.32118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5.07986in" svg:y="1.67882in" svg:width="4.42014in" svg:height="0.69965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5.07986in" svg:y="2.37847in" svg:width="4.42014in" svg:height="4.32118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5in" svg:y="6.95139in" svg:width="2.3333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0/30/2015</text:date></text:span></text:p>
        </draw:text-box>
        <svg:title/>
        <svg:desc/>
      </draw:frame>
      <draw:frame draw:id="id32" presentation:style-name="a191" draw:name="Footer Placeholder 7" svg:x="3.41667in" svg:y="6.95139in" svg:width="3.16667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7.16667in" svg:y="6.95139in" svg:width="2.3333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5in" svg:y="0.30035in" svg:width="9in" svg:height="1.2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5in" svg:y="6.95139in" svg:width="2.3333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0/30/2015</text:date></text:span></text:p>
        </draw:text-box>
        <svg:title/>
        <svg:desc/>
      </draw:frame>
      <draw:frame draw:id="id36" presentation:style-name="a205" draw:name="Footer Placeholder 3" svg:x="3.41667in" svg:y="6.95139in" svg:width="3.16667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5in" svg:y="6.95139in" svg:width="2.3333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0/30/2015</text:date></text:span></text:p>
        </draw:text-box>
        <svg:title/>
        <svg:desc/>
      </draw:frame>
      <draw:frame draw:id="id39" presentation:style-name="a216" draw:name="Footer Placeholder 2" svg:x="3.41667in" svg:y="6.95139in" svg:width="3.16667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5in" svg:y="0.29861in" svg:width="3.28993in" svg:height="1.27083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3.90972in" svg:y="0.29861in" svg:width="5.59028in" svg:height="6.40104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5in" svg:y="1.56944in" svg:width="3.28993in" svg:height="5.13021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5in" svg:y="6.95139in" svg:width="2.3333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0/30/2015</text:date></text:span></text:p>
        </draw:text-box>
        <svg:title/>
        <svg:desc/>
      </draw:frame>
      <draw:frame draw:id="id45" presentation:style-name="a250" draw:name="Footer Placeholder 5" svg:x="3.41667in" svg:y="6.95139in" svg:width="3.16667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7.16667in" svg:y="6.95139in" svg:width="2.3333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1.96007in" svg:y="5.25in" svg:width="6in" svg:height="0.61979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1.96007in" svg:y="0.67014in" svg:width="6in" svg:height="4.5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1.96007in" svg:y="5.86979in" svg:width="6in" svg:height="0.88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5in" svg:y="6.95139in" svg:width="2.3333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0/30/2015</text:date></text:span></text:p>
        </draw:text-box>
        <svg:title/>
        <svg:desc/>
      </draw:frame>
      <draw:frame draw:id="id51" presentation:style-name="a271" draw:name="Footer Placeholder 5" svg:x="3.41667in" svg:y="6.95139in" svg:width="3.16667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7.16667in" svg:y="6.95139in" svg:width="2.3333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5in" svg:y="0.30035in" svg:width="9in" svg:height="1.2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5in" svg:y="1.75in" svg:width="9in" svg:height="4.9496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5in" svg:y="6.95139in" svg:width="2.3333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0/30/2015</text:date></text:span></text:p>
        </draw:text-box>
        <svg:title/>
        <svg:desc/>
      </draw:frame>
      <draw:frame draw:id="id56" presentation:style-name="a301" draw:name="Footer Placeholder 4" svg:x="3.41667in" svg:y="6.95139in" svg:width="3.16667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7.16667in" svg:y="6.95139in" svg:width="2.3333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7.25in" svg:y="0.30035in" svg:width="2.25in" svg:height="6.39931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5in" svg:y="0.30035in" svg:width="6.58333in" svg:height="6.39931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5in" svg:y="6.95139in" svg:width="2.3333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0/30/2015</text:date></text:span></text:p>
        </draw:text-box>
        <svg:title/>
        <svg:desc/>
      </draw:frame>
      <draw:frame draw:id="id61" presentation:style-name="a331" draw:name="Footer Placeholder 4" svg:x="3.41667in" svg:y="6.95139in" svg:width="3.16667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7.16667in" svg:y="6.95139in" svg:width="2.3333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  <style:master-page style:name="Master1-Layout12-tx-Title-and-Text" style:page-layout-name="pageLayout1" draw:style-name="a335">
      <draw:frame draw:id="id63" presentation:style-name="a338" draw:name="Title 1" svg:x="0.5in" svg:y="0.30035in" svg:width="9in" svg:height="1.25in" presentation:class="title" presentation:placeholder="false">
        <draw:text-box>
          <text:p text:style-name="a337" text:class-names="" text:cond-style-name=""><text:span text:style-name="a336" text:class-names="">Click to edit Master title style</text:span></text:p>
        </draw:text-box>
        <svg:title/>
        <svg:desc/>
      </draw:frame>
      <draw:frame draw:id="id64" presentation:style-name="a354" draw:name="Text Placeholder 2" svg:x="0.5in" svg:y="1.75in" svg:width="9in" svg:height="4.94965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cond le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hird le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358" draw:name="Date Placeholder 3" svg:x="0.5in" svg:y="6.95139in" svg:width="2.33333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0/30/2015</text:date></text:span></text:p>
        </draw:text-box>
        <svg:title/>
        <svg:desc/>
      </draw:frame>
      <draw:frame draw:id="id66" presentation:style-name="a361" draw:name="Footer Placeholder 4" svg:x="3.41667in" svg:y="6.95139in" svg:width="3.16667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67" presentation:style-name="a364" draw:name="Slide Number Placeholder 5" svg:x="7.16667in" svg:y="6.95139in" svg:width="2.33333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13-twoColTx-Title-and-2-Column-Text" style:page-layout-name="pageLayout1" draw:style-name="a365">
      <draw:frame draw:id="id68" presentation:style-name="a368" draw:name="Title 1" svg:x="0.5in" svg:y="0.30035in" svg:width="9in" svg:height="1.25in" presentation:class="title" presentation:placeholder="false">
        <draw:text-box>
          <text:p text:style-name="a367" text:class-names="" text:cond-style-name=""><text:span text:style-name="a366" text:class-names="">Click to edit Master title style</text:span></text:p>
        </draw:text-box>
        <svg:title/>
        <svg:desc/>
      </draw:frame>
      <draw:frame draw:id="id69" presentation:style-name="a384" draw:name="Text Placeholder 2" svg:x="0.5in" svg:y="1.75in" svg:width="4.41667in" svg:height="4.94965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ck to edit Master text styles</text:span></text:p>
            </text:list-item>
          </text:list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Second level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hird level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list text:style-name="a383">
                            <text:list-item>
                              <text:p text:style-name="a382" text:class-names="" text:cond-style-name=""><text:span text:style-name="a3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00" draw:name="Text Placeholder 3" svg:x="5.08333in" svg:y="1.75in" svg:width="4.41667in" svg:height="4.94965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04" draw:name="Date Placeholder 4" svg:x="0.5in" svg:y="6.95139in" svg:width="2.33333in" svg:height="0.39931in" presentation:class="date-time" presentation:placeholder="false">
        <draw:text-box>
          <text:p text:style-name="a403" text:class-names="" text:cond-style-name=""><text:span text:style-name="a401" text:class-names=""><text:date text:fixed="false" style:data-style-name="a402">10/30/2015</text:date></text:span></text:p>
        </draw:text-box>
        <svg:title/>
        <svg:desc/>
      </draw:frame>
      <draw:frame draw:id="id72" presentation:style-name="a407" draw:name="Footer Placeholder 5" svg:x="3.41667in" svg:y="6.95139in" svg:width="3.16667in" svg:height="0.39931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73" presentation:style-name="a410" draw:name="Slide Number Placeholder 6" svg:x="7.16667in" svg:y="6.95139in" svg:width="2.33333in" svg:height="0.39931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/></text:span></text:p>
        </draw:text-box>
        <svg:title/>
        <svg:desc/>
      </draw:frame>
    </style:master-page>
    <style:master-page style:name="Master1-Layout14-txOverObj-Title-and-Text-over-Content" style:page-layout-name="pageLayout1" draw:style-name="a411">
      <draw:frame draw:id="id74" presentation:style-name="a414" draw:name="Title 1" svg:x="0.5in" svg:y="0.30035in" svg:width="9in" svg:height="1.25in" presentation:class="title" presentation:placeholder="false">
        <draw:text-box>
          <text:p text:style-name="a413" text:class-names="" text:cond-style-name=""><text:span text:style-name="a412" text:class-names="">Click to edit Master title style</text:span></text:p>
        </draw:text-box>
        <svg:title/>
        <svg:desc/>
      </draw:frame>
      <draw:frame draw:id="id75" presentation:style-name="a430" draw:name="Text Placeholder 2" svg:x="0.5in" svg:y="1.75in" svg:width="9in" svg:height="2.39063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ck to edit Master text styles</text:span></text:p>
            </text:list-item>
          </text:list>
          <text:list text:style-name="a420">
            <text:list-item>
              <text:list text:style-name="a420">
                <text:list-item>
                  <text:p text:style-name="a419" text:class-names="" text:cond-style-name=""><text:span text:style-name="a418" text:class-names="">Second level</text:span></text:p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p text:style-name="a422" text:class-names="" text:cond-style-name=""><text:span text:style-name="a421" text:class-names="">Third level</text:span></text:p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p text:style-name="a425" text:class-names="" text:cond-style-name=""><text:span text:style-name="a4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list text:style-name="a429">
                            <text:list-item>
                              <text:p text:style-name="a428" text:class-names="" text:cond-style-name=""><text:span text:style-name="a4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446" draw:name="Content Placeholder 3" svg:x="0.5in" svg:y="4.30729in" svg:width="9in" svg:height="2.39236in" presentation:class="object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to edit Master text styles</text:span></text:p>
            </text:list-item>
          </text:list>
          <text:list text:style-name="a436">
            <text:list-item>
              <text:list text:style-name="a436">
                <text:list-item>
                  <text:p text:style-name="a435" text:class-names="" text:cond-style-name=""><text:span text:style-name="a434" text:class-names="">Second level</text:span></text:p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p text:style-name="a438" text:class-names="" text:cond-style-name=""><text:span text:style-name="a437" text:class-names="">Third level</text:span></text:p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p text:style-name="a441" text:class-names="" text:cond-style-name=""><text:span text:style-name="a4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list text:style-name="a445">
                            <text:list-item>
                              <text:p text:style-name="a444" text:class-names="" text:cond-style-name=""><text:span text:style-name="a4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450" draw:name="Date Placeholder 4" svg:x="0.5in" svg:y="6.95139in" svg:width="2.33333in" svg:height="0.39931in" presentation:class="date-time" presentation:placeholder="false">
        <draw:text-box>
          <text:p text:style-name="a449" text:class-names="" text:cond-style-name=""><text:span text:style-name="a447" text:class-names=""><text:date text:fixed="false" style:data-style-name="a448">10/30/2015</text:date></text:span></text:p>
        </draw:text-box>
        <svg:title/>
        <svg:desc/>
      </draw:frame>
      <draw:frame draw:id="id78" presentation:style-name="a453" draw:name="Footer Placeholder 5" svg:x="3.41667in" svg:y="6.95139in" svg:width="3.16667in" svg:height="0.39931in" presentation:class="footer" presentation:placeholder="false">
        <draw:text-box>
          <text:p text:style-name="a452" text:class-names="" text:cond-style-name=""><text:span text:style-name="a451" text:class-names=""/></text:p>
        </draw:text-box>
        <svg:title/>
        <svg:desc/>
      </draw:frame>
      <draw:frame draw:id="id79" presentation:style-name="a456" draw:name="Slide Number Placeholder 6" svg:x="7.16667in" svg:y="6.95139in" svg:width="2.33333in" svg:height="0.39931in" presentation:class="page-number" presentation:placeholder="false">
        <draw:text-box>
          <text:p text:style-name="a455" text:class-names="" text:cond-style-name=""><text:span text:style-name="a454" text:class-names=""><text:page-number style:num-format="1" text:fixed="false"/></text:span></text:p>
        </draw:text-box>
        <svg:title/>
        <svg:desc/>
      </draw:frame>
    </style:master-page>
    <style:master-page style:name="Master1-Layout15-txAndObj-Title,-Text,-and-Content" style:page-layout-name="pageLayout1" draw:style-name="a457">
      <draw:frame draw:id="id80" presentation:style-name="a460" draw:name="Title 1" svg:x="0.5in" svg:y="0.30035in" svg:width="9in" svg:height="1.25in" presentation:class="title" presentation:placeholder="false">
        <draw:text-box>
          <text:p text:style-name="a459" text:class-names="" text:cond-style-name=""><text:span text:style-name="a458" text:class-names="">Click to edit Master title style</text:span></text:p>
        </draw:text-box>
        <svg:title/>
        <svg:desc/>
      </draw:frame>
      <draw:frame draw:id="id81" presentation:style-name="a476" draw:name="Text Placeholder 2" svg:x="0.5in" svg:y="1.75in" svg:width="4.41667in" svg:height="4.94965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Click to edit Master text styles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Second level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hird level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list text:style-name="a475">
                            <text:list-item>
                              <text:p text:style-name="a474" text:class-names="" text:cond-style-name=""><text:span text:style-name="a4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492" draw:name="Content Placeholder 3" svg:x="5.08333in" svg:y="1.75in" svg:width="4.41667in" svg:height="4.94965in" presentation:class="object" presentation:placeholder="false">
        <draw:text-box>
          <text:list text:style-name="a479">
            <text:list-item>
              <text:p text:style-name="a478" text:class-names="" text:cond-style-name=""><text:span text:style-name="a477" text:class-names="">Click to edit Master text styles</text:span></text:p>
            </text:list-item>
          </text:list>
          <text:list text:style-name="a482">
            <text:list-item>
              <text:list text:style-name="a482">
                <text:list-item>
                  <text:p text:style-name="a481" text:class-names="" text:cond-style-name=""><text:span text:style-name="a480" text:class-names="">Second level</text:span></text:p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p text:style-name="a484" text:class-names="" text:cond-style-name=""><text:span text:style-name="a483" text:class-names="">Third level</text:span></text:p>
                    </text:list-item>
                  </text:list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list text:style-name="a488">
                        <text:list-item>
                          <text:p text:style-name="a487" text:class-names="" text:cond-style-name=""><text:span text:style-name="a4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list text:style-name="a491">
                            <text:list-item>
                              <text:p text:style-name="a490" text:class-names="" text:cond-style-name=""><text:span text:style-name="a4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496" draw:name="Date Placeholder 4" svg:x="0.5in" svg:y="6.95139in" svg:width="2.33333in" svg:height="0.39931in" presentation:class="date-time" presentation:placeholder="false">
        <draw:text-box>
          <text:p text:style-name="a495" text:class-names="" text:cond-style-name=""><text:span text:style-name="a493" text:class-names=""><text:date text:fixed="false" style:data-style-name="a494">10/30/2015</text:date></text:span></text:p>
        </draw:text-box>
        <svg:title/>
        <svg:desc/>
      </draw:frame>
      <draw:frame draw:id="id84" presentation:style-name="a499" draw:name="Footer Placeholder 5" svg:x="3.41667in" svg:y="6.95139in" svg:width="3.16667in" svg:height="0.39931in" presentation:class="footer" presentation:placeholder="false">
        <draw:text-box>
          <text:p text:style-name="a498" text:class-names="" text:cond-style-name=""><text:span text:style-name="a497" text:class-names=""/></text:p>
        </draw:text-box>
        <svg:title/>
        <svg:desc/>
      </draw:frame>
      <draw:frame draw:id="id85" presentation:style-name="a502" draw:name="Slide Number Placeholder 6" svg:x="7.16667in" svg:y="6.95139in" svg:width="2.33333in" svg:height="0.39931in" presentation:class="page-number" presentation:placeholder="false">
        <draw:text-box>
          <text:p text:style-name="a501" text:class-names="" text:cond-style-name=""><text:span text:style-name="a500" text:class-names=""><text:page-number style:num-format="1" text:fixed="false"/></text:span></text:p>
        </draw:text-box>
        <svg:title/>
        <svg:desc/>
      </draw:frame>
    </style:master-page>
    <style:master-page style:name="Master1-Layout16-objAndTx-Title,-Content-and-Text" style:page-layout-name="pageLayout1" draw:style-name="a503">
      <draw:frame draw:id="id86" presentation:style-name="a506" draw:name="Title 1" svg:x="0.5in" svg:y="0.30035in" svg:width="9in" svg:height="1.25in" presentation:class="title" presentation:placeholder="false">
        <draw:text-box>
          <text:p text:style-name="a505" text:class-names="" text:cond-style-name=""><text:span text:style-name="a504" text:class-names="">Click to edit Master title style</text:span></text:p>
        </draw:text-box>
        <svg:title/>
        <svg:desc/>
      </draw:frame>
      <draw:frame draw:id="id87" presentation:style-name="a522" draw:name="Content Placeholder 2" svg:x="0.5in" svg:y="1.75in" svg:width="4.41667in" svg:height="4.94965in" presentation:class="object" presentation:placeholder="false">
        <draw:text-box>
          <text:list text:style-name="a509">
            <text:list-item>
              <text:p text:style-name="a508" text:class-names="" text:cond-style-name=""><text:span text:style-name="a507" text:class-names="">Click to edit Master text styles</text:span></text:p>
            </text:list-item>
          </text:list>
          <text:list text:style-name="a512">
            <text:list-item>
              <text:list text:style-name="a512">
                <text:list-item>
                  <text:p text:style-name="a511" text:class-names="" text:cond-style-name=""><text:span text:style-name="a510" text:class-names="">Second level</text:span></text:p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p text:style-name="a514" text:class-names="" text:cond-style-name=""><text:span text:style-name="a513" text:class-names="">Third level</text:span></text:p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p text:style-name="a517" text:class-names="" text:cond-style-name=""><text:span text:style-name="a5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list text:style-name="a521">
                            <text:list-item>
                              <text:p text:style-name="a520" text:class-names="" text:cond-style-name=""><text:span text:style-name="a5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538" draw:name="Text Placeholder 3" svg:x="5.08333in" svg:y="1.75in" svg:width="4.41667in" svg:height="4.94965in" presentation:class="outline" presentation:placeholder="false">
        <draw:text-box>
          <text:list text:style-name="a525">
            <text:list-item>
              <text:p text:style-name="a524" text:class-names="" text:cond-style-name=""><text:span text:style-name="a523" text:class-names="">Click to edit Master text styles</text:span></text:p>
            </text:list-item>
          </text:list>
          <text:list text:style-name="a528">
            <text:list-item>
              <text:list text:style-name="a528">
                <text:list-item>
                  <text:p text:style-name="a527" text:class-names="" text:cond-style-name=""><text:span text:style-name="a526" text:class-names="">Second level</text:span></text:p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p text:style-name="a530" text:class-names="" text:cond-style-name=""><text:span text:style-name="a529" text:class-names="">Third level</text:span></text:p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p text:style-name="a533" text:class-names="" text:cond-style-name=""><text:span text:style-name="a5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list text:style-name="a537">
                        <text:list-item>
                          <text:list text:style-name="a537">
                            <text:list-item>
                              <text:p text:style-name="a536" text:class-names="" text:cond-style-name=""><text:span text:style-name="a5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542" draw:name="Date Placeholder 4" svg:x="0.5in" svg:y="6.95139in" svg:width="2.33333in" svg:height="0.39931in" presentation:class="date-time" presentation:placeholder="false">
        <draw:text-box>
          <text:p text:style-name="a541" text:class-names="" text:cond-style-name=""><text:span text:style-name="a539" text:class-names=""><text:date text:fixed="false" style:data-style-name="a540">10/30/2015</text:date></text:span></text:p>
        </draw:text-box>
        <svg:title/>
        <svg:desc/>
      </draw:frame>
      <draw:frame draw:id="id90" presentation:style-name="a545" draw:name="Footer Placeholder 5" svg:x="3.41667in" svg:y="6.95139in" svg:width="3.16667in" svg:height="0.39931in" presentation:class="footer" presentation:placeholder="false">
        <draw:text-box>
          <text:p text:style-name="a544" text:class-names="" text:cond-style-name=""><text:span text:style-name="a543" text:class-names=""/></text:p>
        </draw:text-box>
        <svg:title/>
        <svg:desc/>
      </draw:frame>
      <draw:frame draw:id="id91" presentation:style-name="a548" draw:name="Slide Number Placeholder 6" svg:x="7.16667in" svg:y="6.95139in" svg:width="2.33333in" svg:height="0.39931in" presentation:class="page-number" presentation:placeholder="false">
        <draw:text-box>
          <text:p text:style-name="a547" text:class-names="" text:cond-style-name=""><text:span text:style-name="a546" text:class-names=""><text:page-number style:num-format="1" text:fixed="false"/></text:span></text:p>
        </draw:text-box>
        <svg:title/>
        <svg:desc/>
      </draw:frame>
    </style:master-page>
    <style:master-page style:name="Master1-Layout17-txAndTwoObj-Title,-Text,-and-2-Content" style:page-layout-name="pageLayout1" draw:style-name="a549">
      <draw:frame draw:id="id92" presentation:style-name="a552" draw:name="Title 1" svg:x="0.5in" svg:y="0.30035in" svg:width="9in" svg:height="1.25in" presentation:class="title" presentation:placeholder="false">
        <draw:text-box>
          <text:p text:style-name="a551" text:class-names="" text:cond-style-name=""><text:span text:style-name="a550" text:class-names="">Click to edit Master title style</text:span></text:p>
        </draw:text-box>
        <svg:title/>
        <svg:desc/>
      </draw:frame>
      <draw:frame draw:id="id93" presentation:style-name="a568" draw:name="Text Placeholder 2" svg:x="0.5in" svg:y="1.75in" svg:width="4.41667in" svg:height="4.94965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list text:style-name="a567">
                            <text:list-item>
                              <text:p text:style-name="a566" text:class-names="" text:cond-style-name=""><text:span text:style-name="a5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584" draw:name="Content Placeholder 3" svg:x="5.08333in" svg:y="1.75in" svg:width="4.41667in" svg:height="2.39063in" presentation:class="object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ck to edit Master text styles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Second level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hird level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list text:style-name="a583">
                            <text:list-item>
                              <text:p text:style-name="a582" text:class-names="" text:cond-style-name=""><text:span text:style-name="a5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600" draw:name="Content Placeholder 4" svg:x="5.08333in" svg:y="4.30729in" svg:width="4.41667in" svg:height="2.39236in" presentation:class="object" presentation:placeholder="false">
        <draw:text-box>
          <text:list text:style-name="a587">
            <text:list-item>
              <text:p text:style-name="a586" text:class-names="" text:cond-style-name=""><text:span text:style-name="a585" text:class-names="">Click to edit Master text styles</text:span></text:p>
            </text:list-item>
          </text:list>
          <text:list text:style-name="a590">
            <text:list-item>
              <text:list text:style-name="a590">
                <text:list-item>
                  <text:p text:style-name="a589" text:class-names="" text:cond-style-name=""><text:span text:style-name="a588" text:class-names="">Second level</text:span></text:p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p text:style-name="a592" text:class-names="" text:cond-style-name=""><text:span text:style-name="a591" text:class-names="">Third level</text:span></text:p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p text:style-name="a595" text:class-names="" text:cond-style-name=""><text:span text:style-name="a5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list text:style-name="a599">
                        <text:list-item>
                          <text:list text:style-name="a599">
                            <text:list-item>
                              <text:p text:style-name="a598" text:class-names="" text:cond-style-name=""><text:span text:style-name="a5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604" draw:name="Date Placeholder 5" svg:x="0.5in" svg:y="6.95139in" svg:width="2.33333in" svg:height="0.39931in" presentation:class="date-time" presentation:placeholder="false">
        <draw:text-box>
          <text:p text:style-name="a603" text:class-names="" text:cond-style-name=""><text:span text:style-name="a601" text:class-names=""><text:date text:fixed="false" style:data-style-name="a602">10/30/2015</text:date></text:span></text:p>
        </draw:text-box>
        <svg:title/>
        <svg:desc/>
      </draw:frame>
      <draw:frame draw:id="id97" presentation:style-name="a607" draw:name="Footer Placeholder 6" svg:x="3.41667in" svg:y="6.95139in" svg:width="3.16667in" svg:height="0.39931in" presentation:class="footer" presentation:placeholder="false">
        <draw:text-box>
          <text:p text:style-name="a606" text:class-names="" text:cond-style-name=""><text:span text:style-name="a605" text:class-names=""/></text:p>
        </draw:text-box>
        <svg:title/>
        <svg:desc/>
      </draw:frame>
      <draw:frame draw:id="id98" presentation:style-name="a610" draw:name="Slide Number Placeholder 7" svg:x="7.16667in" svg:y="6.95139in" svg:width="2.33333in" svg:height="0.39931in" presentation:class="page-number" presentation:placeholder="false">
        <draw:text-box>
          <text:p text:style-name="a609" text:class-names="" text:cond-style-name=""><text:span text:style-name="a608" text:class-names=""><text:page-number style:num-format="1" text:fixed="false"/></text:span></text:p>
        </draw:text-box>
        <svg:title/>
        <svg:desc/>
      </draw:frame>
    </style:master-page>
    <style:master-page style:name="Master1-Layout18-objAndTwoObj-Title,-Content,-and-2-Content" style:page-layout-name="pageLayout1" draw:style-name="a611">
      <draw:frame draw:id="id99" presentation:style-name="a614" draw:name="Title 1" svg:x="0.5in" svg:y="0.30035in" svg:width="9in" svg:height="1.25in" presentation:class="title" presentation:placeholder="false">
        <draw:text-box>
          <text:p text:style-name="a613" text:class-names="" text:cond-style-name=""><text:span text:style-name="a612" text:class-names="">Click to edit Master title style</text:span></text:p>
        </draw:text-box>
        <svg:title/>
        <svg:desc/>
      </draw:frame>
      <draw:frame draw:id="id100" presentation:style-name="a630" draw:name="Content Placeholder 2" svg:x="0.5in" svg:y="1.75in" svg:width="4.41667in" svg:height="4.94965in" presentation:class="object" presentation:placeholder="false">
        <draw:text-box>
          <text:list text:style-name="a617">
            <text:list-item>
              <text:p text:style-name="a616" text:class-names="" text:cond-style-name=""><text:span text:style-name="a615" text:class-names="">Click to edit Master text styles</text:span></text:p>
            </text:list-item>
          </text:list>
          <text:list text:style-name="a620">
            <text:list-item>
              <text:list text:style-name="a620">
                <text:list-item>
                  <text:p text:style-name="a619" text:class-names="" text:cond-style-name=""><text:span text:style-name="a618" text:class-names="">Second level</text:span></text:p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p text:style-name="a622" text:class-names="" text:cond-style-name=""><text:span text:style-name="a621" text:class-names="">Third level</text:span></text:p>
                    </text:list-item>
                  </text:list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list text:style-name="a626">
                        <text:list-item>
                          <text:p text:style-name="a625" text:class-names="" text:cond-style-name=""><text:span text:style-name="a6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9">
            <text:list-item>
              <text:list text:style-name="a629">
                <text:list-item>
                  <text:list text:style-name="a629">
                    <text:list-item>
                      <text:list text:style-name="a629">
                        <text:list-item>
                          <text:list text:style-name="a629">
                            <text:list-item>
                              <text:p text:style-name="a628" text:class-names="" text:cond-style-name=""><text:span text:style-name="a6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646" draw:name="Content Placeholder 3" svg:x="5.08333in" svg:y="1.75in" svg:width="4.41667in" svg:height="2.39063in" presentation:class="object" presentation:placeholder="false">
        <draw:text-box>
          <text:list text:style-name="a633">
            <text:list-item>
              <text:p text:style-name="a632" text:class-names="" text:cond-style-name=""><text:span text:style-name="a631" text:class-names="">Click to edit Master text styles</text:span></text:p>
            </text:list-item>
          </text:list>
          <text:list text:style-name="a636">
            <text:list-item>
              <text:list text:style-name="a636">
                <text:list-item>
                  <text:p text:style-name="a635" text:class-names="" text:cond-style-name=""><text:span text:style-name="a634" text:class-names="">Second level</text:span></text:p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p text:style-name="a638" text:class-names="" text:cond-style-name=""><text:span text:style-name="a637" text:class-names="">Third level</text:span></text:p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p text:style-name="a641" text:class-names="" text:cond-style-name=""><text:span text:style-name="a6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5">
            <text:list-item>
              <text:list text:style-name="a645">
                <text:list-item>
                  <text:list text:style-name="a645">
                    <text:list-item>
                      <text:list text:style-name="a645">
                        <text:list-item>
                          <text:list text:style-name="a645">
                            <text:list-item>
                              <text:p text:style-name="a644" text:class-names="" text:cond-style-name=""><text:span text:style-name="a6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662" draw:name="Content Placeholder 4" svg:x="5.08333in" svg:y="4.30729in" svg:width="4.41667in" svg:height="2.39236in" presentation:class="object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ck to edit Master text styles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cond le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hird le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list text:style-name="a661">
                            <text:list-item>
                              <text:p text:style-name="a660" text:class-names="" text:cond-style-name=""><text:span text:style-name="a6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666" draw:name="Date Placeholder 5" svg:x="0.5in" svg:y="6.95139in" svg:width="2.33333in" svg:height="0.39931in" presentation:class="date-time" presentation:placeholder="false">
        <draw:text-box>
          <text:p text:style-name="a665" text:class-names="" text:cond-style-name=""><text:span text:style-name="a663" text:class-names=""><text:date text:fixed="false" style:data-style-name="a664">10/30/2015</text:date></text:span></text:p>
        </draw:text-box>
        <svg:title/>
        <svg:desc/>
      </draw:frame>
      <draw:frame draw:id="id104" presentation:style-name="a669" draw:name="Footer Placeholder 6" svg:x="3.41667in" svg:y="6.95139in" svg:width="3.16667in" svg:height="0.39931in" presentation:class="footer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105" presentation:style-name="a672" draw:name="Slide Number Placeholder 7" svg:x="7.16667in" svg:y="6.95139in" svg:width="2.33333in" svg:height="0.39931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</style:master-page>
    <style:master-page style:name="Master1-Layout19-objOverTx-Title-and-Content-over-Text" style:page-layout-name="pageLayout1" draw:style-name="a673">
      <draw:frame draw:id="id106" presentation:style-name="a676" draw:name="Title 1" svg:x="0.5in" svg:y="0.30035in" svg:width="9in" svg:height="1.25in" presentation:class="title" presentation:placeholder="false">
        <draw:text-box>
          <text:p text:style-name="a675" text:class-names="" text:cond-style-name=""><text:span text:style-name="a674" text:class-names="">Click to edit Master title style</text:span></text:p>
        </draw:text-box>
        <svg:title/>
        <svg:desc/>
      </draw:frame>
      <draw:frame draw:id="id107" presentation:style-name="a692" draw:name="Content Placeholder 2" svg:x="0.5in" svg:y="1.75in" svg:width="9in" svg:height="2.39063in" presentation:class="object" presentation:placeholder="false">
        <draw:text-box>
          <text:list text:style-name="a679">
            <text:list-item>
              <text:p text:style-name="a678" text:class-names="" text:cond-style-name=""><text:span text:style-name="a677" text:class-names="">Click to edit Master text styles</text:span></text:p>
            </text:list-item>
          </text:list>
          <text:list text:style-name="a682">
            <text:list-item>
              <text:list text:style-name="a682">
                <text:list-item>
                  <text:p text:style-name="a681" text:class-names="" text:cond-style-name=""><text:span text:style-name="a680" text:class-names="">Second level</text:span></text:p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p text:style-name="a684" text:class-names="" text:cond-style-name=""><text:span text:style-name="a683" text:class-names="">Third level</text:span></text:p>
                    </text:list-item>
                  </text:list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list text:style-name="a688">
                        <text:list-item>
                          <text:p text:style-name="a687" text:class-names="" text:cond-style-name=""><text:span text:style-name="a6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list text:style-name="a691">
                        <text:list-item>
                          <text:list text:style-name="a691">
                            <text:list-item>
                              <text:p text:style-name="a690" text:class-names="" text:cond-style-name=""><text:span text:style-name="a6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708" draw:name="Text Placeholder 3" svg:x="0.5in" svg:y="4.30729in" svg:width="9in" svg:height="2.39236in" presentation:class="outline" presentation:placeholder="false">
        <draw:text-box>
          <text:list text:style-name="a695">
            <text:list-item>
              <text:p text:style-name="a694" text:class-names="" text:cond-style-name=""><text:span text:style-name="a693" text:class-names="">Click to edit Master text styles</text:span></text:p>
            </text:list-item>
          </text:list>
          <text:list text:style-name="a698">
            <text:list-item>
              <text:list text:style-name="a698">
                <text:list-item>
                  <text:p text:style-name="a697" text:class-names="" text:cond-style-name=""><text:span text:style-name="a696" text:class-names="">Second level</text:span></text:p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p text:style-name="a700" text:class-names="" text:cond-style-name=""><text:span text:style-name="a699" text:class-names="">Third level</text:span></text:p>
                    </text:list-item>
                  </text:list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list text:style-name="a704">
                        <text:list-item>
                          <text:p text:style-name="a703" text:class-names="" text:cond-style-name=""><text:span text:style-name="a7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712" draw:name="Date Placeholder 4" svg:x="0.5in" svg:y="6.95139in" svg:width="2.33333in" svg:height="0.39931in" presentation:class="date-time" presentation:placeholder="false">
        <draw:text-box>
          <text:p text:style-name="a711" text:class-names="" text:cond-style-name=""><text:span text:style-name="a709" text:class-names=""><text:date text:fixed="false" style:data-style-name="a710">10/30/2015</text:date></text:span></text:p>
        </draw:text-box>
        <svg:title/>
        <svg:desc/>
      </draw:frame>
      <draw:frame draw:id="id110" presentation:style-name="a715" draw:name="Footer Placeholder 5" svg:x="3.41667in" svg:y="6.95139in" svg:width="3.16667in" svg:height="0.39931in" presentation:class="footer" presentation:placeholder="false">
        <draw:text-box>
          <text:p text:style-name="a714" text:class-names="" text:cond-style-name=""><text:span text:style-name="a713" text:class-names=""/></text:p>
        </draw:text-box>
        <svg:title/>
        <svg:desc/>
      </draw:frame>
      <draw:frame draw:id="id111" presentation:style-name="a718" draw:name="Slide Number Placeholder 6" svg:x="7.16667in" svg:y="6.95139in" svg:width="2.33333in" svg:height="0.39931in" presentation:class="page-number" presentation:placeholder="false">
        <draw:text-box>
          <text:p text:style-name="a717" text:class-names="" text:cond-style-name=""><text:span text:style-name="a716" text:class-names=""><text:page-number style:num-format="1" text:fixed="false"/></text:span></text:p>
        </draw:text-box>
        <svg:title/>
        <svg:desc/>
      </draw:frame>
    </style:master-page>
    <style:master-page style:name="Master1-Layout20-fourObj-Title-and-4-Content" style:page-layout-name="pageLayout1" draw:style-name="a719">
      <draw:frame draw:id="id112" presentation:style-name="a722" draw:name="Title 1" svg:x="0.5in" svg:y="0.30035in" svg:width="9in" svg:height="1.25in" presentation:class="title" presentation:placeholder="false">
        <draw:text-box>
          <text:p text:style-name="a721" text:class-names="" text:cond-style-name=""><text:span text:style-name="a720" text:class-names="">Click to edit Master title style</text:span></text:p>
        </draw:text-box>
        <svg:title/>
        <svg:desc/>
      </draw:frame>
      <draw:frame draw:id="id113" presentation:style-name="a738" draw:name="Content Placeholder 2" svg:x="0.5in" svg:y="1.75in" svg:width="4.41667in" svg:height="2.39063in" presentation:class="object" presentation:placeholder="false">
        <draw:text-box>
          <text:list text:style-name="a725">
            <text:list-item>
              <text:p text:style-name="a724" text:class-names="" text:cond-style-name=""><text:span text:style-name="a723" text:class-names="">Click to edit Master text styles</text:span></text:p>
            </text:list-item>
          </text:list>
          <text:list text:style-name="a728">
            <text:list-item>
              <text:list text:style-name="a728">
                <text:list-item>
                  <text:p text:style-name="a727" text:class-names="" text:cond-style-name=""><text:span text:style-name="a726" text:class-names="">Second level</text:span></text:p>
                </text:list-item>
              </text:list>
            </text:list-item>
          </text:list>
          <text:list text:style-name="a731">
            <text:list-item>
              <text:list text:style-name="a731">
                <text:list-item>
                  <text:list text:style-name="a731">
                    <text:list-item>
                      <text:p text:style-name="a730" text:class-names="" text:cond-style-name=""><text:span text:style-name="a729" text:class-names="">Third level</text:span></text:p>
                    </text:list-item>
                  </text:list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list text:style-name="a734">
                        <text:list-item>
                          <text:p text:style-name="a733" text:class-names="" text:cond-style-name=""><text:span text:style-name="a7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list text:style-name="a737">
                            <text:list-item>
                              <text:p text:style-name="a736" text:class-names="" text:cond-style-name=""><text:span text:style-name="a7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54" draw:name="Content Placeholder 3" svg:x="5.08333in" svg:y="1.75in" svg:width="4.41667in" svg:height="2.39063in" presentation:class="object" presentation:placeholder="false">
        <draw:text-box>
          <text:list text:style-name="a741">
            <text:list-item>
              <text:p text:style-name="a740" text:class-names="" text:cond-style-name=""><text:span text:style-name="a739" text:class-names="">Click to edit Master text styles</text:span></text:p>
            </text:list-item>
          </text:list>
          <text:list text:style-name="a744">
            <text:list-item>
              <text:list text:style-name="a744">
                <text:list-item>
                  <text:p text:style-name="a743" text:class-names="" text:cond-style-name=""><text:span text:style-name="a742" text:class-names="">Second level</text:span></text:p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p text:style-name="a746" text:class-names="" text:cond-style-name=""><text:span text:style-name="a745" text:class-names="">Third level</text:span></text:p>
                    </text:list-item>
                  </text:list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list text:style-name="a750">
                        <text:list-item>
                          <text:p text:style-name="a749" text:class-names="" text:cond-style-name=""><text:span text:style-name="a7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list text:style-name="a753">
                            <text:list-item>
                              <text:p text:style-name="a752" text:class-names="" text:cond-style-name=""><text:span text:style-name="a7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770" draw:name="Content Placeholder 4" svg:x="0.5in" svg:y="4.30729in" svg:width="4.41667in" svg:height="2.39236in" presentation:class="object" presentation:placeholder="false">
        <draw:text-box>
          <text:list text:style-name="a757">
            <text:list-item>
              <text:p text:style-name="a756" text:class-names="" text:cond-style-name=""><text:span text:style-name="a755" text:class-names="">Click to edit Master text styles</text:span></text:p>
            </text:list-item>
          </text:list>
          <text:list text:style-name="a760">
            <text:list-item>
              <text:list text:style-name="a760">
                <text:list-item>
                  <text:p text:style-name="a759" text:class-names="" text:cond-style-name=""><text:span text:style-name="a758" text:class-names="">Second level</text:span></text:p>
                </text:list-item>
              </text:list>
            </text:list-item>
          </text:list>
          <text:list text:style-name="a763">
            <text:list-item>
              <text:list text:style-name="a763">
                <text:list-item>
                  <text:list text:style-name="a763">
                    <text:list-item>
                      <text:p text:style-name="a762" text:class-names="" text:cond-style-name=""><text:span text:style-name="a761" text:class-names="">Third level</text:span></text:p>
                    </text:list-item>
                  </text:list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list text:style-name="a766">
                        <text:list-item>
                          <text:p text:style-name="a765" text:class-names="" text:cond-style-name=""><text:span text:style-name="a7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list text:style-name="a769">
                        <text:list-item>
                          <text:list text:style-name="a769">
                            <text:list-item>
                              <text:p text:style-name="a768" text:class-names="" text:cond-style-name=""><text:span text:style-name="a7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786" draw:name="Content Placeholder 5" svg:x="5.08333in" svg:y="4.30729in" svg:width="4.41667in" svg:height="2.39236in" presentation:class="object" presentation:placeholder="false">
        <draw:text-box>
          <text:list text:style-name="a773">
            <text:list-item>
              <text:p text:style-name="a772" text:class-names="" text:cond-style-name=""><text:span text:style-name="a771" text:class-names="">Click to edit Master text styles</text:span></text:p>
            </text:list-item>
          </text:list>
          <text:list text:style-name="a776">
            <text:list-item>
              <text:list text:style-name="a776">
                <text:list-item>
                  <text:p text:style-name="a775" text:class-names="" text:cond-style-name=""><text:span text:style-name="a774" text:class-names="">Second level</text:span></text:p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p text:style-name="a778" text:class-names="" text:cond-style-name=""><text:span text:style-name="a777" text:class-names="">Third level</text:span></text:p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p text:style-name="a781" text:class-names="" text:cond-style-name=""><text:span text:style-name="a7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5">
            <text:list-item>
              <text:list text:style-name="a785">
                <text:list-item>
                  <text:list text:style-name="a785">
                    <text:list-item>
                      <text:list text:style-name="a785">
                        <text:list-item>
                          <text:list text:style-name="a785">
                            <text:list-item>
                              <text:p text:style-name="a784" text:class-names="" text:cond-style-name=""><text:span text:style-name="a78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790" draw:name="Date Placeholder 6" svg:x="0.5in" svg:y="6.95139in" svg:width="2.33333in" svg:height="0.39931in" presentation:class="date-time" presentation:placeholder="false">
        <draw:text-box>
          <text:p text:style-name="a789" text:class-names="" text:cond-style-name=""><text:span text:style-name="a787" text:class-names=""><text:date text:fixed="false" style:data-style-name="a788">10/30/2015</text:date></text:span></text:p>
        </draw:text-box>
        <svg:title/>
        <svg:desc/>
      </draw:frame>
      <draw:frame draw:id="id118" presentation:style-name="a793" draw:name="Footer Placeholder 7" svg:x="3.41667in" svg:y="6.95139in" svg:width="3.16667in" svg:height="0.39931in" presentation:class="footer" presentation:placeholder="false">
        <draw:text-box>
          <text:p text:style-name="a792" text:class-names="" text:cond-style-name=""><text:span text:style-name="a791" text:class-names=""/></text:p>
        </draw:text-box>
        <svg:title/>
        <svg:desc/>
      </draw:frame>
      <draw:frame draw:id="id119" presentation:style-name="a796" draw:name="Slide Number Placeholder 8" svg:x="7.16667in" svg:y="6.95139in" svg:width="2.33333in" svg:height="0.39931in" presentation:class="page-number" presentation:placeholder="false">
        <draw:text-box>
          <text:p text:style-name="a795" text:class-names="" text:cond-style-name=""><text:span text:style-name="a794" text:class-names=""><text:page-number style:num-format="1" text:fixed="false"/></text:span></text:p>
        </draw:text-box>
        <svg:title/>
        <svg:desc/>
      </draw:frame>
    </style:master-page>
    <style:master-page style:name="Master1-Layout21-twoObjAndObj-Title,-2-Content-and-Content" style:page-layout-name="pageLayout1" draw:style-name="a797">
      <draw:frame draw:id="id120" presentation:style-name="a800" draw:name="Title 1" svg:x="0.5in" svg:y="0.30035in" svg:width="9in" svg:height="1.25in" presentation:class="title" presentation:placeholder="false">
        <draw:text-box>
          <text:p text:style-name="a799" text:class-names="" text:cond-style-name=""><text:span text:style-name="a798" text:class-names="">Click to edit Master title style</text:span></text:p>
        </draw:text-box>
        <svg:title/>
        <svg:desc/>
      </draw:frame>
      <draw:frame draw:id="id121" presentation:style-name="a816" draw:name="Content Placeholder 2" svg:x="0.5in" svg:y="1.75in" svg:width="4.41667in" svg:height="2.39063in" presentation:class="object" presentation:placeholder="false">
        <draw:text-box>
          <text:list text:style-name="a803">
            <text:list-item>
              <text:p text:style-name="a802" text:class-names="" text:cond-style-name=""><text:span text:style-name="a801" text:class-names="">Click to edit Master text styles</text:span></text:p>
            </text:list-item>
          </text:list>
          <text:list text:style-name="a806">
            <text:list-item>
              <text:list text:style-name="a806">
                <text:list-item>
                  <text:p text:style-name="a805" text:class-names="" text:cond-style-name=""><text:span text:style-name="a804" text:class-names="">Second level</text:span></text:p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p text:style-name="a808" text:class-names="" text:cond-style-name=""><text:span text:style-name="a807" text:class-names="">Third level</text:span></text:p>
                    </text:list-item>
                  </text:list>
                </text:list-item>
              </text:list>
            </text:list-item>
          </text:list>
          <text:list text:style-name="a812">
            <text:list-item>
              <text:list text:style-name="a812">
                <text:list-item>
                  <text:list text:style-name="a812">
                    <text:list-item>
                      <text:list text:style-name="a812">
                        <text:list-item>
                          <text:p text:style-name="a811" text:class-names="" text:cond-style-name=""><text:span text:style-name="a8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5">
            <text:list-item>
              <text:list text:style-name="a815">
                <text:list-item>
                  <text:list text:style-name="a815">
                    <text:list-item>
                      <text:list text:style-name="a815">
                        <text:list-item>
                          <text:list text:style-name="a815">
                            <text:list-item>
                              <text:p text:style-name="a814" text:class-names="" text:cond-style-name=""><text:span text:style-name="a8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32" draw:name="Content Placeholder 3" svg:x="0.5in" svg:y="4.30729in" svg:width="4.41667in" svg:height="2.39236in" presentation:class="object" presentation:placeholder="false">
        <draw:text-box>
          <text:list text:style-name="a819">
            <text:list-item>
              <text:p text:style-name="a818" text:class-names="" text:cond-style-name=""><text:span text:style-name="a817" text:class-names="">Click to edit Master text styles</text:span></text:p>
            </text:list-item>
          </text:list>
          <text:list text:style-name="a822">
            <text:list-item>
              <text:list text:style-name="a822">
                <text:list-item>
                  <text:p text:style-name="a821" text:class-names="" text:cond-style-name=""><text:span text:style-name="a820" text:class-names="">Second level</text:span></text:p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p text:style-name="a824" text:class-names="" text:cond-style-name=""><text:span text:style-name="a823" text:class-names="">Third level</text:span></text:p>
                    </text:list-item>
                  </text:list>
                </text:list-item>
              </text:list>
            </text:list-item>
          </text:list>
          <text:list text:style-name="a828">
            <text:list-item>
              <text:list text:style-name="a828">
                <text:list-item>
                  <text:list text:style-name="a828">
                    <text:list-item>
                      <text:list text:style-name="a828">
                        <text:list-item>
                          <text:p text:style-name="a827" text:class-names="" text:cond-style-name=""><text:span text:style-name="a8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1">
            <text:list-item>
              <text:list text:style-name="a831">
                <text:list-item>
                  <text:list text:style-name="a831">
                    <text:list-item>
                      <text:list text:style-name="a831">
                        <text:list-item>
                          <text:list text:style-name="a831">
                            <text:list-item>
                              <text:p text:style-name="a830" text:class-names="" text:cond-style-name=""><text:span text:style-name="a8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848" draw:name="Content Placeholder 4" svg:x="5.08333in" svg:y="1.75in" svg:width="4.41667in" svg:height="4.94965in" presentation:class="object" presentation:placeholder="false">
        <draw:text-box>
          <text:list text:style-name="a835">
            <text:list-item>
              <text:p text:style-name="a834" text:class-names="" text:cond-style-name=""><text:span text:style-name="a833" text:class-names="">Click to edit Master text styles</text:span></text:p>
            </text:list-item>
          </text:list>
          <text:list text:style-name="a838">
            <text:list-item>
              <text:list text:style-name="a838">
                <text:list-item>
                  <text:p text:style-name="a837" text:class-names="" text:cond-style-name=""><text:span text:style-name="a836" text:class-names="">Second level</text:span></text:p>
                </text:list-item>
              </text:list>
            </text:list-item>
          </text:list>
          <text:list text:style-name="a841">
            <text:list-item>
              <text:list text:style-name="a841">
                <text:list-item>
                  <text:list text:style-name="a841">
                    <text:list-item>
                      <text:p text:style-name="a840" text:class-names="" text:cond-style-name=""><text:span text:style-name="a839" text:class-names="">Third level</text:span></text:p>
                    </text:list-item>
                  </text:list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list text:style-name="a844">
                        <text:list-item>
                          <text:p text:style-name="a843" text:class-names="" text:cond-style-name=""><text:span text:style-name="a8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list text:style-name="a847">
                        <text:list-item>
                          <text:list text:style-name="a847">
                            <text:list-item>
                              <text:p text:style-name="a846" text:class-names="" text:cond-style-name=""><text:span text:style-name="a8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52" draw:name="Date Placeholder 5" svg:x="0.5in" svg:y="6.95139in" svg:width="2.33333in" svg:height="0.39931in" presentation:class="date-time" presentation:placeholder="false">
        <draw:text-box>
          <text:p text:style-name="a851" text:class-names="" text:cond-style-name=""><text:span text:style-name="a849" text:class-names=""><text:date text:fixed="false" style:data-style-name="a850">10/30/2015</text:date></text:span></text:p>
        </draw:text-box>
        <svg:title/>
        <svg:desc/>
      </draw:frame>
      <draw:frame draw:id="id125" presentation:style-name="a855" draw:name="Footer Placeholder 6" svg:x="3.41667in" svg:y="6.95139in" svg:width="3.16667in" svg:height="0.39931in" presentation:class="footer" presentation:placeholder="false">
        <draw:text-box>
          <text:p text:style-name="a854" text:class-names="" text:cond-style-name=""><text:span text:style-name="a853" text:class-names=""/></text:p>
        </draw:text-box>
        <svg:title/>
        <svg:desc/>
      </draw:frame>
      <draw:frame draw:id="id126" presentation:style-name="a858" draw:name="Slide Number Placeholder 7" svg:x="7.16667in" svg:y="6.95139in" svg:width="2.33333in" svg:height="0.39931in" presentation:class="page-number" presentation:placeholder="false">
        <draw:text-box>
          <text:p text:style-name="a857" text:class-names="" text:cond-style-name=""><text:span text:style-name="a856" text:class-names=""><text:page-number style:num-format="1" text:fixed="false"/></text:span></text:p>
        </draw:text-box>
        <svg:title/>
        <svg:desc/>
      </draw:frame>
    </style:master-page>
    <style:master-page style:name="Master1-Layout22-twoObjAndTx-Title,-2-Content-and-Text" style:page-layout-name="pageLayout1" draw:style-name="a859">
      <draw:frame draw:id="id127" presentation:style-name="a862" draw:name="Title 1" svg:x="0.5in" svg:y="0.30035in" svg:width="9in" svg:height="1.25in" presentation:class="title" presentation:placeholder="false">
        <draw:text-box>
          <text:p text:style-name="a861" text:class-names="" text:cond-style-name=""><text:span text:style-name="a860" text:class-names="">Click to edit Master title style</text:span></text:p>
        </draw:text-box>
        <svg:title/>
        <svg:desc/>
      </draw:frame>
      <draw:frame draw:id="id128" presentation:style-name="a878" draw:name="Content Placeholder 2" svg:x="0.5in" svg:y="1.75in" svg:width="4.41667in" svg:height="2.39063in" presentation:class="object" presentation:placeholder="false">
        <draw:text-box>
          <text:list text:style-name="a865">
            <text:list-item>
              <text:p text:style-name="a864" text:class-names="" text:cond-style-name=""><text:span text:style-name="a863" text:class-names="">Click to edit Master text styles</text:span></text:p>
            </text:list-item>
          </text:list>
          <text:list text:style-name="a868">
            <text:list-item>
              <text:list text:style-name="a868">
                <text:list-item>
                  <text:p text:style-name="a867" text:class-names="" text:cond-style-name=""><text:span text:style-name="a866" text:class-names="">Second level</text:span></text:p>
                </text:list-item>
              </text:list>
            </text:list-item>
          </text:list>
          <text:list text:style-name="a871">
            <text:list-item>
              <text:list text:style-name="a871">
                <text:list-item>
                  <text:list text:style-name="a871">
                    <text:list-item>
                      <text:p text:style-name="a870" text:class-names="" text:cond-style-name=""><text:span text:style-name="a869" text:class-names="">Third level</text:span></text:p>
                    </text:list-item>
                  </text:list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list text:style-name="a874">
                        <text:list-item>
                          <text:p text:style-name="a873" text:class-names="" text:cond-style-name=""><text:span text:style-name="a8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list text:style-name="a877">
                            <text:list-item>
                              <text:p text:style-name="a876" text:class-names="" text:cond-style-name=""><text:span text:style-name="a8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894" draw:name="Content Placeholder 3" svg:x="0.5in" svg:y="4.30729in" svg:width="4.41667in" svg:height="2.39236in" presentation:class="object" presentation:placeholder="false">
        <draw:text-box>
          <text:list text:style-name="a881">
            <text:list-item>
              <text:p text:style-name="a880" text:class-names="" text:cond-style-name=""><text:span text:style-name="a879" text:class-names="">Click to edit Master text styles</text:span></text:p>
            </text:list-item>
          </text:list>
          <text:list text:style-name="a884">
            <text:list-item>
              <text:list text:style-name="a884">
                <text:list-item>
                  <text:p text:style-name="a883" text:class-names="" text:cond-style-name=""><text:span text:style-name="a882" text:class-names="">Second level</text:span></text:p>
                </text:list-item>
              </text:list>
            </text:list-item>
          </text:list>
          <text:list text:style-name="a887">
            <text:list-item>
              <text:list text:style-name="a887">
                <text:list-item>
                  <text:list text:style-name="a887">
                    <text:list-item>
                      <text:p text:style-name="a886" text:class-names="" text:cond-style-name=""><text:span text:style-name="a885" text:class-names="">Third level</text:span></text:p>
                    </text:list-item>
                  </text:list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list text:style-name="a890">
                        <text:list-item>
                          <text:p text:style-name="a889" text:class-names="" text:cond-style-name=""><text:span text:style-name="a8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list text:style-name="a893">
                            <text:list-item>
                              <text:p text:style-name="a892" text:class-names="" text:cond-style-name=""><text:span text:style-name="a8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910" draw:name="Text Placeholder 4" svg:x="5.08333in" svg:y="1.75in" svg:width="4.41667in" svg:height="4.94965in" presentation:class="outline" presentation:placeholder="false">
        <draw:text-box>
          <text:list text:style-name="a897">
            <text:list-item>
              <text:p text:style-name="a896" text:class-names="" text:cond-style-name=""><text:span text:style-name="a895" text:class-names="">Click to edit Master text styles</text:span></text:p>
            </text:list-item>
          </text:list>
          <text:list text:style-name="a900">
            <text:list-item>
              <text:list text:style-name="a900">
                <text:list-item>
                  <text:p text:style-name="a899" text:class-names="" text:cond-style-name=""><text:span text:style-name="a898" text:class-names="">Second level</text:span></text:p>
                </text:list-item>
              </text:list>
            </text:list-item>
          </text:list>
          <text:list text:style-name="a903">
            <text:list-item>
              <text:list text:style-name="a903">
                <text:list-item>
                  <text:list text:style-name="a903">
                    <text:list-item>
                      <text:p text:style-name="a902" text:class-names="" text:cond-style-name=""><text:span text:style-name="a901" text:class-names="">Third level</text:span></text:p>
                    </text:list-item>
                  </text:list>
                </text:list-item>
              </text:list>
            </text:list-item>
          </text:list>
          <text:list text:style-name="a906">
            <text:list-item>
              <text:list text:style-name="a906">
                <text:list-item>
                  <text:list text:style-name="a906">
                    <text:list-item>
                      <text:list text:style-name="a906">
                        <text:list-item>
                          <text:p text:style-name="a905" text:class-names="" text:cond-style-name=""><text:span text:style-name="a9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9">
            <text:list-item>
              <text:list text:style-name="a909">
                <text:list-item>
                  <text:list text:style-name="a909">
                    <text:list-item>
                      <text:list text:style-name="a909">
                        <text:list-item>
                          <text:list text:style-name="a909">
                            <text:list-item>
                              <text:p text:style-name="a908" text:class-names="" text:cond-style-name=""><text:span text:style-name="a9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914" draw:name="Date Placeholder 5" svg:x="0.5in" svg:y="6.95139in" svg:width="2.33333in" svg:height="0.39931in" presentation:class="date-time" presentation:placeholder="false">
        <draw:text-box>
          <text:p text:style-name="a913" text:class-names="" text:cond-style-name=""><text:span text:style-name="a911" text:class-names=""><text:date text:fixed="false" style:data-style-name="a912">10/30/2015</text:date></text:span></text:p>
        </draw:text-box>
        <svg:title/>
        <svg:desc/>
      </draw:frame>
      <draw:frame draw:id="id132" presentation:style-name="a917" draw:name="Footer Placeholder 6" svg:x="3.41667in" svg:y="6.95139in" svg:width="3.16667in" svg:height="0.39931in" presentation:class="footer" presentation:placeholder="false">
        <draw:text-box>
          <text:p text:style-name="a916" text:class-names="" text:cond-style-name=""><text:span text:style-name="a915" text:class-names=""/></text:p>
        </draw:text-box>
        <svg:title/>
        <svg:desc/>
      </draw:frame>
      <draw:frame draw:id="id133" presentation:style-name="a920" draw:name="Slide Number Placeholder 7" svg:x="7.16667in" svg:y="6.95139in" svg:width="2.33333in" svg:height="0.39931in" presentation:class="page-number" presentation:placeholder="false">
        <draw:text-box>
          <text:p text:style-name="a919" text:class-names="" text:cond-style-name=""><text:span text:style-name="a918" text:class-names=""><text:page-number style:num-format="1" text:fixed="false"/></text:span></text:p>
        </draw:text-box>
        <svg:title/>
        <svg:desc/>
      </draw:frame>
    </style:master-page>
    <style:master-page style:name="Master1-Layout23-twoObjOverTx-Title-and-2-Content-over-Text" style:page-layout-name="pageLayout1" draw:style-name="a921">
      <draw:frame draw:id="id134" presentation:style-name="a924" draw:name="Title 1" svg:x="0.5in" svg:y="0.30035in" svg:width="9in" svg:height="1.25in" presentation:class="title" presentation:placeholder="false">
        <draw:text-box>
          <text:p text:style-name="a923" text:class-names="" text:cond-style-name=""><text:span text:style-name="a922" text:class-names="">Click to edit Master title style</text:span></text:p>
        </draw:text-box>
        <svg:title/>
        <svg:desc/>
      </draw:frame>
      <draw:frame draw:id="id135" presentation:style-name="a940" draw:name="Content Placeholder 2" svg:x="0.5in" svg:y="1.75in" svg:width="4.41667in" svg:height="2.39063in" presentation:class="object" presentation:placeholder="false">
        <draw:text-box>
          <text:list text:style-name="a927">
            <text:list-item>
              <text:p text:style-name="a926" text:class-names="" text:cond-style-name=""><text:span text:style-name="a925" text:class-names="">Click to edit Master text styles</text:span></text:p>
            </text:list-item>
          </text:list>
          <text:list text:style-name="a930">
            <text:list-item>
              <text:list text:style-name="a930">
                <text:list-item>
                  <text:p text:style-name="a929" text:class-names="" text:cond-style-name=""><text:span text:style-name="a928" text:class-names="">Second level</text:span></text:p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p text:style-name="a932" text:class-names="" text:cond-style-name=""><text:span text:style-name="a931" text:class-names="">Third level</text:span></text:p>
                    </text:list-item>
                  </text:list>
                </text:list-item>
              </text:list>
            </text:list-item>
          </text:list>
          <text:list text:style-name="a936">
            <text:list-item>
              <text:list text:style-name="a936">
                <text:list-item>
                  <text:list text:style-name="a936">
                    <text:list-item>
                      <text:list text:style-name="a936">
                        <text:list-item>
                          <text:p text:style-name="a935" text:class-names="" text:cond-style-name=""><text:span text:style-name="a9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9">
            <text:list-item>
              <text:list text:style-name="a939">
                <text:list-item>
                  <text:list text:style-name="a939">
                    <text:list-item>
                      <text:list text:style-name="a939">
                        <text:list-item>
                          <text:list text:style-name="a939">
                            <text:list-item>
                              <text:p text:style-name="a938" text:class-names="" text:cond-style-name=""><text:span text:style-name="a9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956" draw:name="Content Placeholder 3" svg:x="5.08333in" svg:y="1.75in" svg:width="4.41667in" svg:height="2.39063in" presentation:class="object" presentation:placeholder="false">
        <draw:text-box>
          <text:list text:style-name="a943">
            <text:list-item>
              <text:p text:style-name="a942" text:class-names="" text:cond-style-name=""><text:span text:style-name="a941" text:class-names="">Click to edit Master text styles</text:span></text:p>
            </text:list-item>
          </text:list>
          <text:list text:style-name="a946">
            <text:list-item>
              <text:list text:style-name="a946">
                <text:list-item>
                  <text:p text:style-name="a945" text:class-names="" text:cond-style-name=""><text:span text:style-name="a944" text:class-names="">Second level</text:span></text:p>
                </text:list-item>
              </text:list>
            </text:list-item>
          </text:list>
          <text:list text:style-name="a949">
            <text:list-item>
              <text:list text:style-name="a949">
                <text:list-item>
                  <text:list text:style-name="a949">
                    <text:list-item>
                      <text:p text:style-name="a948" text:class-names="" text:cond-style-name=""><text:span text:style-name="a947" text:class-names="">Third level</text:span></text:p>
                    </text:list-item>
                  </text:list>
                </text:list-item>
              </text:list>
            </text:list-item>
          </text:list>
          <text:list text:style-name="a952">
            <text:list-item>
              <text:list text:style-name="a952">
                <text:list-item>
                  <text:list text:style-name="a952">
                    <text:list-item>
                      <text:list text:style-name="a952">
                        <text:list-item>
                          <text:p text:style-name="a951" text:class-names="" text:cond-style-name=""><text:span text:style-name="a9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list text:style-name="a955">
                        <text:list-item>
                          <text:list text:style-name="a955">
                            <text:list-item>
                              <text:p text:style-name="a954" text:class-names="" text:cond-style-name=""><text:span text:style-name="a9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7" presentation:style-name="a972" draw:name="Text Placeholder 4" svg:x="0.5in" svg:y="4.30729in" svg:width="9in" svg:height="2.39236in" presentation:class="outline" presentation:placeholder="false">
        <draw:text-box>
          <text:list text:style-name="a959">
            <text:list-item>
              <text:p text:style-name="a958" text:class-names="" text:cond-style-name=""><text:span text:style-name="a957" text:class-names="">Click to edit Master text styles</text:span></text:p>
            </text:list-item>
          </text:list>
          <text:list text:style-name="a962">
            <text:list-item>
              <text:list text:style-name="a962">
                <text:list-item>
                  <text:p text:style-name="a961" text:class-names="" text:cond-style-name=""><text:span text:style-name="a960" text:class-names="">Second level</text:span></text:p>
                </text:list-item>
              </text:list>
            </text:list-item>
          </text:list>
          <text:list text:style-name="a965">
            <text:list-item>
              <text:list text:style-name="a965">
                <text:list-item>
                  <text:list text:style-name="a965">
                    <text:list-item>
                      <text:p text:style-name="a964" text:class-names="" text:cond-style-name=""><text:span text:style-name="a963" text:class-names="">Third level</text:span></text:p>
                    </text:list-item>
                  </text:list>
                </text:list-item>
              </text:list>
            </text:list-item>
          </text:list>
          <text:list text:style-name="a968">
            <text:list-item>
              <text:list text:style-name="a968">
                <text:list-item>
                  <text:list text:style-name="a968">
                    <text:list-item>
                      <text:list text:style-name="a968">
                        <text:list-item>
                          <text:p text:style-name="a967" text:class-names="" text:cond-style-name=""><text:span text:style-name="a9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1">
            <text:list-item>
              <text:list text:style-name="a971">
                <text:list-item>
                  <text:list text:style-name="a971">
                    <text:list-item>
                      <text:list text:style-name="a971">
                        <text:list-item>
                          <text:list text:style-name="a971">
                            <text:list-item>
                              <text:p text:style-name="a970" text:class-names="" text:cond-style-name=""><text:span text:style-name="a9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976" draw:name="Date Placeholder 5" svg:x="0.5in" svg:y="6.95139in" svg:width="2.33333in" svg:height="0.39931in" presentation:class="date-time" presentation:placeholder="false">
        <draw:text-box>
          <text:p text:style-name="a975" text:class-names="" text:cond-style-name=""><text:span text:style-name="a973" text:class-names=""><text:date text:fixed="false" style:data-style-name="a974">10/30/2015</text:date></text:span></text:p>
        </draw:text-box>
        <svg:title/>
        <svg:desc/>
      </draw:frame>
      <draw:frame draw:id="id139" presentation:style-name="a979" draw:name="Footer Placeholder 6" svg:x="3.41667in" svg:y="6.95139in" svg:width="3.16667in" svg:height="0.39931in" presentation:class="footer" presentation:placeholder="false">
        <draw:text-box>
          <text:p text:style-name="a978" text:class-names="" text:cond-style-name=""><text:span text:style-name="a977" text:class-names=""/></text:p>
        </draw:text-box>
        <svg:title/>
        <svg:desc/>
      </draw:frame>
      <draw:frame draw:id="id140" presentation:style-name="a982" draw:name="Slide Number Placeholder 7" svg:x="7.16667in" svg:y="6.95139in" svg:width="2.33333in" svg:height="0.39931in" presentation:class="page-number" presentation:placeholder="false">
        <draw:text-box>
          <text:p text:style-name="a981" text:class-names="" text:cond-style-name=""><text:span text:style-name="a980" text:class-names=""><text:page-number style:num-format="1" text:fixed="false"/></text:span></text:p>
        </draw:text-box>
        <svg:title/>
        <svg:desc/>
      </draw:frame>
    </style:master-page>
    <style:master-page style:name="Master1-Layout24-tbl-Title-and-Table" style:page-layout-name="pageLayout1" draw:style-name="a983">
      <draw:frame draw:id="id141" presentation:style-name="a986" draw:name="Title 1" svg:x="0.5in" svg:y="0.30035in" svg:width="9in" svg:height="1.25in" presentation:class="title" presentation:placeholder="false">
        <draw:text-box>
          <text:p text:style-name="a985" text:class-names="" text:cond-style-name=""><text:span text:style-name="a984" text:class-names="">Click to edit Master title style</text:span></text:p>
        </draw:text-box>
        <svg:title/>
        <svg:desc/>
      </draw:frame>
      <draw:frame draw:id="id142" presentation:style-name="a990" draw:name="Table Placeholder 2" svg:x="0.5in" svg:y="1.75in" svg:width="9in" svg:height="4.94965in" presentation:class="table" presentation:placeholder="false">
        <draw:text-box>
          <text:list text:style-name="a989">
            <text:list-item>
              <text:p text:style-name="a988" text:class-names="" text:cond-style-name=""><text:span text:style-name="a987" text:class-names=""/></text:p>
            </text:list-item>
          </text:list>
        </draw:text-box>
        <svg:title/>
        <svg:desc/>
      </draw:frame>
      <draw:frame draw:id="id143" presentation:style-name="a994" draw:name="Date Placeholder 3" svg:x="0.5in" svg:y="6.95139in" svg:width="2.33333in" svg:height="0.39931in" presentation:class="date-time" presentation:placeholder="false">
        <draw:text-box>
          <text:p text:style-name="a993" text:class-names="" text:cond-style-name=""><text:span text:style-name="a991" text:class-names=""><text:date text:fixed="false" style:data-style-name="a992">10/30/2015</text:date></text:span></text:p>
        </draw:text-box>
        <svg:title/>
        <svg:desc/>
      </draw:frame>
      <draw:frame draw:id="id144" presentation:style-name="a997" draw:name="Footer Placeholder 4" svg:x="3.41667in" svg:y="6.95139in" svg:width="3.16667in" svg:height="0.39931in" presentation:class="footer" presentation:placeholder="false">
        <draw:text-box>
          <text:p text:style-name="a996" text:class-names="" text:cond-style-name=""><text:span text:style-name="a995" text:class-names=""/></text:p>
        </draw:text-box>
        <svg:title/>
        <svg:desc/>
      </draw:frame>
      <draw:frame draw:id="id145" presentation:style-name="a1000" draw:name="Slide Number Placeholder 5" svg:x="7.16667in" svg:y="6.95139in" svg:width="2.33333in" svg:height="0.39931in" presentation:class="page-number" presentation:placeholder="false">
        <draw:text-box>
          <text:p text:style-name="a999" text:class-names="" text:cond-style-name=""><text:span text:style-name="a99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pLayoutTitle</dc:title>
    <meta:initial-creator>Charlie</meta:initial-creator>
    <dc:creator>Charlie</dc:creator>
    <meta:creation-date>2015-10-16T03:22:32Z</meta:creation-date>
    <dc:date>2015-10-30T18:37:38Z</dc:date>
    <meta:editing-cycles>1</meta:editing-cycles>
    <meta:editing-duration>PT0S</meta:editing-duration>
    <meta:document-statistic meta:paragraph-count="38" meta:word-count="60"/>
  </office:meta>
</office:document-meta>
</file>